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113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 style:data-style-name="N80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shapes>
          <draw:frame draw:z-index="0" draw:style-name="gr1" draw:text-style-name="P1" svg:width="453.46pt" svg:height="255.23pt" svg:x="558.94pt" svg:y="0pt">
            <draw:object draw:notify-on-update-of-ranges="'Raw Data'.B1:'Raw Data'.B1 'Raw Data'.B2:'Raw Data'.B27 'Raw Data'.D1:'Raw Data'.D1 'Raw Data'.D2:'Raw Data'.D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51.06pt" svg:y="267.11pt">
            <draw:object draw:notify-on-update-of-ranges="'Raw Data'.B1:'Raw Data'.B1 'Raw Data'.B2:'Raw Data'.B27 'Raw Data'.F1:'Raw Data'.F1 'Raw Data'.F2:'Raw Data'.F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True Elongation</text:p>
          </table:table-cell>
          <table:table-cell office:value-type="string" calcext:value-type="string">
            <text:p>Elongatio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Modified Elongation</text:p>
          </table:table-cell>
        </table:table-row>
        <table:table-row table:style-name="ro1">
          <table:table-cell office:value-type="date" office:date-value="2018-12-26" calcext:value-type="date">
            <text:p>26. Dec. 2018</text:p>
          </table:table-cell>
          <table:table-cell table:formula="of:=[.A2]-[.A$2]" office:value-type="float" office:value="0" calcext:value-type="float">
            <text:p>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D2]+[.E2]*360" office:value-type="float" office:value="220" calcext:value-type="float">
            <text:p>220</text:p>
          </table:table-cell>
        </table:table-row>
        <table:table-row table:style-name="ro1">
          <table:table-cell table:formula="of:=[.A2]+ROUND(1+RAND()*6;0)" office:value-type="date" office:date-value="2019-01-02" calcext:value-type="date">
            <text:p>2. Jan. 2019</text:p>
          </table:table-cell>
          <table:table-cell table:formula="of:=[.A3]-[.A$2]" office:value-type="float" office:value="7" calcext:value-type="float">
            <text:p>7</text:p>
          </table:table-cell>
          <table:table-cell table:formula="of:=ROUND(MOD([.B3]/27.321661*360+[.C$2];360);0)" office:value-type="float" office:value="312" calcext:value-type="float">
            <text:p>312</text:p>
          </table:table-cell>
          <table:table-cell table:formula="of:=ROUND(MOD([.B3]/27.321661*360+[.D$2]+(RAND()-0.5)*60;360);0)" office:value-type="float" office:value="303" calcext:value-type="float">
            <text:p>303</text:p>
          </table:table-cell>
          <table:table-cell table:style-name="ce2" table:formula="of:=IF([.C3]&lt;[.C2];[.E2]+1;[.E2])" office:value-type="float" office:value="0" calcext:value-type="float">
            <text:p>0</text:p>
          </table:table-cell>
          <table:table-cell table:formula="of:=[.D3]+[.E3]*360" office:value-type="float" office:value="303" calcext:value-type="float">
            <text:p>303</text:p>
          </table:table-cell>
        </table:table-row>
        <table:table-row table:style-name="ro1">
          <table:table-cell table:formula="of:=[.A3]+ROUND(1+RAND()*6;0)" office:value-type="date" office:date-value="2019-01-03" calcext:value-type="date">
            <text:p>3. Jan. 2019</text:p>
          </table:table-cell>
          <table:table-cell table:formula="of:=[.A4]-[.A$2]" office:value-type="float" office:value="8" calcext:value-type="float">
            <text:p>8</text:p>
          </table:table-cell>
          <table:table-cell table:formula="of:=ROUND(MOD([.B4]/27.321661*360+[.C$2];360);0)" office:value-type="float" office:value="325" calcext:value-type="float">
            <text:p>325</text:p>
          </table:table-cell>
          <table:table-cell table:formula="of:=ROUND(MOD([.B4]/27.321661*360+[.D$2]+(RAND()-0.5)*60;360);0)" office:value-type="float" office:value="322" calcext:value-type="float">
            <text:p>322</text:p>
          </table:table-cell>
          <table:table-cell table:style-name="ce2" table:formula="of:=IF([.C4]&lt;[.C3];[.E3]+1;[.E3])" office:value-type="float" office:value="0" calcext:value-type="float">
            <text:p>0</text:p>
          </table:table-cell>
          <table:table-cell table:formula="of:=[.D4]+[.E4]*360" office:value-type="float" office:value="322" calcext:value-type="float">
            <text:p>322</text:p>
          </table:table-cell>
        </table:table-row>
        <table:table-row table:style-name="ro1">
          <table:table-cell table:formula="of:=[.A4]+ROUND(1+RAND()*6;0)" office:value-type="date" office:date-value="2019-01-08" calcext:value-type="date">
            <text:p>8. Jan. 2019</text:p>
          </table:table-cell>
          <table:table-cell table:formula="of:=[.A5]-[.A$2]" office:value-type="float" office:value="13" calcext:value-type="float">
            <text:p>13</text:p>
          </table:table-cell>
          <table:table-cell table:formula="of:=ROUND(MOD([.B5]/27.321661*360+[.C$2];360);0)" office:value-type="float" office:value="31" calcext:value-type="float">
            <text:p>31</text:p>
          </table:table-cell>
          <table:table-cell table:formula="of:=ROUND(MOD([.B5]/27.321661*360+[.D$2]+(RAND()-0.5)*60;360);0)" office:value-type="float" office:value="41" calcext:value-type="float">
            <text:p>41</text:p>
          </table:table-cell>
          <table:table-cell table:style-name="ce2" table:formula="of:=IF([.C5]&lt;[.C4];[.E4]+1;[.E4])" office:value-type="float" office:value="1" calcext:value-type="float">
            <text:p>1</text:p>
          </table:table-cell>
          <table:table-cell table:formula="of:=[.D5]+[.E5]*360" office:value-type="float" office:value="401" calcext:value-type="float">
            <text:p>401</text:p>
          </table:table-cell>
        </table:table-row>
        <table:table-row table:style-name="ro1">
          <table:table-cell table:formula="of:=[.A5]+ROUND(1+RAND()*6;0)" office:value-type="date" office:date-value="2019-01-09" calcext:value-type="date">
            <text:p>9. Jan. 2019</text:p>
          </table:table-cell>
          <table:table-cell table:formula="of:=[.A6]-[.A$2]" office:value-type="float" office:value="14" calcext:value-type="float">
            <text:p>14</text:p>
          </table:table-cell>
          <table:table-cell table:formula="of:=ROUND(MOD([.B6]/27.321661*360+[.C$2];360);0)" office:value-type="float" office:value="44" calcext:value-type="float">
            <text:p>44</text:p>
          </table:table-cell>
          <table:table-cell table:formula="of:=ROUND(MOD([.B6]/27.321661*360+[.D$2]+(RAND()-0.5)*60;360);0)" office:value-type="float" office:value="66" calcext:value-type="float">
            <text:p>66</text:p>
          </table:table-cell>
          <table:table-cell table:style-name="ce2" table:formula="of:=IF([.C6]&lt;[.C5];[.E5]+1;[.E5])" office:value-type="float" office:value="1" calcext:value-type="float">
            <text:p>1</text:p>
          </table:table-cell>
          <table:table-cell table:formula="of:=[.D6]+[.E6]*360" office:value-type="float" office:value="426" calcext:value-type="float">
            <text:p>426</text:p>
          </table:table-cell>
        </table:table-row>
        <table:table-row table:style-name="ro1">
          <table:table-cell table:formula="of:=[.A6]+ROUND(1+RAND()*6;0)" office:value-type="date" office:date-value="2019-01-12" calcext:value-type="date">
            <text:p>12. Jan. 2019</text:p>
          </table:table-cell>
          <table:table-cell table:formula="of:=[.A7]-[.A$2]" office:value-type="float" office:value="17" calcext:value-type="float">
            <text:p>17</text:p>
          </table:table-cell>
          <table:table-cell table:formula="of:=ROUND(MOD([.B7]/27.321661*360+[.C$2];360);0)" office:value-type="float" office:value="84" calcext:value-type="float">
            <text:p>84</text:p>
          </table:table-cell>
          <table:table-cell table:formula="of:=ROUND(MOD([.B7]/27.321661*360+[.D$2]+(RAND()-0.5)*60;360);0)" office:value-type="float" office:value="54" calcext:value-type="float">
            <text:p>54</text:p>
          </table:table-cell>
          <table:table-cell table:style-name="ce2" table:formula="of:=IF([.C7]&lt;[.C6];[.E6]+1;[.E6])" office:value-type="float" office:value="1" calcext:value-type="float">
            <text:p>1</text:p>
          </table:table-cell>
          <table:table-cell table:formula="of:=[.D7]+[.E7]*360" office:value-type="float" office:value="414" calcext:value-type="float">
            <text:p>414</text:p>
          </table:table-cell>
        </table:table-row>
        <table:table-row table:style-name="ro1">
          <table:table-cell table:formula="of:=[.A7]+ROUND(1+RAND()*6;0)" office:value-type="date" office:date-value="2019-01-15" calcext:value-type="date">
            <text:p>15. Jan. 2019</text:p>
          </table:table-cell>
          <table:table-cell table:formula="of:=[.A8]-[.A$2]" office:value-type="float" office:value="20" calcext:value-type="float">
            <text:p>20</text:p>
          </table:table-cell>
          <table:table-cell table:formula="of:=ROUND(MOD([.B8]/27.321661*360+[.C$2];360);0)" office:value-type="float" office:value="124" calcext:value-type="float">
            <text:p>124</text:p>
          </table:table-cell>
          <table:table-cell table:formula="of:=ROUND(MOD([.B8]/27.321661*360+[.D$2]+(RAND()-0.5)*60;360);0)" office:value-type="float" office:value="112" calcext:value-type="float">
            <text:p>112</text:p>
          </table:table-cell>
          <table:table-cell table:style-name="ce2" table:formula="of:=IF([.C8]&lt;[.C7];[.E7]+1;[.E7])" office:value-type="float" office:value="1" calcext:value-type="float">
            <text:p>1</text:p>
          </table:table-cell>
          <table:table-cell table:formula="of:=[.D8]+[.E8]*360" office:value-type="float" office:value="472" calcext:value-type="float">
            <text:p>472</text:p>
          </table:table-cell>
        </table:table-row>
        <table:table-row table:style-name="ro1">
          <table:table-cell table:formula="of:=[.A8]+ROUND(1+RAND()*6;0)" office:value-type="date" office:date-value="2019-01-16" calcext:value-type="date">
            <text:p>16. Jan. 2019</text:p>
          </table:table-cell>
          <table:table-cell table:formula="of:=[.A9]-[.A$2]" office:value-type="float" office:value="21" calcext:value-type="float">
            <text:p>21</text:p>
          </table:table-cell>
          <table:table-cell table:formula="of:=ROUND(MOD([.B9]/27.321661*360+[.C$2];360);0)" office:value-type="float" office:value="137" calcext:value-type="float">
            <text:p>137</text:p>
          </table:table-cell>
          <table:table-cell table:formula="of:=ROUND(MOD([.B9]/27.321661*360+[.D$2]+(RAND()-0.5)*60;360);0)" office:value-type="float" office:value="165" calcext:value-type="float">
            <text:p>165</text:p>
          </table:table-cell>
          <table:table-cell table:style-name="ce2" table:formula="of:=IF([.C9]&lt;[.C8];[.E8]+1;[.E8])" office:value-type="float" office:value="1" calcext:value-type="float">
            <text:p>1</text:p>
          </table:table-cell>
          <table:table-cell table:formula="of:=[.D9]+[.E9]*360" office:value-type="float" office:value="525" calcext:value-type="float">
            <text:p>525</text:p>
          </table:table-cell>
        </table:table-row>
        <table:table-row table:style-name="ro1">
          <table:table-cell table:formula="of:=[.A9]+ROUND(1+RAND()*6;0)" office:value-type="date" office:date-value="2019-01-18" calcext:value-type="date">
            <text:p>18. Jan. 2019</text:p>
          </table:table-cell>
          <table:table-cell table:formula="of:=[.A10]-[.A$2]" office:value-type="float" office:value="23" calcext:value-type="float">
            <text:p>23</text:p>
          </table:table-cell>
          <table:table-cell table:formula="of:=ROUND(MOD([.B10]/27.321661*360+[.C$2];360);0)" office:value-type="float" office:value="163" calcext:value-type="float">
            <text:p>163</text:p>
          </table:table-cell>
          <table:table-cell table:formula="of:=ROUND(MOD([.B10]/27.321661*360+[.D$2]+(RAND()-0.5)*60;360);0)" office:value-type="float" office:value="156" calcext:value-type="float">
            <text:p>156</text:p>
          </table:table-cell>
          <table:table-cell table:style-name="ce2" table:formula="of:=IF([.C10]&lt;[.C9];[.E9]+1;[.E9])" office:value-type="float" office:value="1" calcext:value-type="float">
            <text:p>1</text:p>
          </table:table-cell>
          <table:table-cell table:formula="of:=[.D10]+[.E10]*360" office:value-type="float" office:value="516" calcext:value-type="float">
            <text:p>516</text:p>
          </table:table-cell>
        </table:table-row>
        <table:table-row table:style-name="ro1">
          <table:table-cell table:formula="of:=[.A10]+ROUND(1+RAND()*6;0)" office:value-type="date" office:date-value="2019-01-19" calcext:value-type="date">
            <text:p>19. Jan. 2019</text:p>
          </table:table-cell>
          <table:table-cell table:formula="of:=[.A11]-[.A$2]" office:value-type="float" office:value="24" calcext:value-type="float">
            <text:p>24</text:p>
          </table:table-cell>
          <table:table-cell table:formula="of:=ROUND(MOD([.B11]/27.321661*360+[.C$2];360);0)" office:value-type="float" office:value="176" calcext:value-type="float">
            <text:p>176</text:p>
          </table:table-cell>
          <table:table-cell table:formula="of:=ROUND(MOD([.B11]/27.321661*360+[.D$2]+(RAND()-0.5)*60;360);0)" office:value-type="float" office:value="152" calcext:value-type="float">
            <text:p>152</text:p>
          </table:table-cell>
          <table:table-cell table:style-name="ce2" table:formula="of:=IF([.C11]&lt;[.C10];[.E10]+1;[.E10])" office:value-type="float" office:value="1" calcext:value-type="float">
            <text:p>1</text:p>
          </table:table-cell>
          <table:table-cell table:formula="of:=[.D11]+[.E11]*360" office:value-type="float" office:value="512" calcext:value-type="float">
            <text:p>512</text:p>
          </table:table-cell>
        </table:table-row>
        <table:table-row table:style-name="ro1">
          <table:table-cell table:formula="of:=[.A11]+ROUND(1+RAND()*6;0)" office:value-type="date" office:date-value="2019-01-20" calcext:value-type="date">
            <text:p>20. Jan. 2019</text:p>
          </table:table-cell>
          <table:table-cell table:formula="of:=[.A12]-[.A$2]" office:value-type="float" office:value="25" calcext:value-type="float">
            <text:p>25</text:p>
          </table:table-cell>
          <table:table-cell table:formula="of:=ROUND(MOD([.B12]/27.321661*360+[.C$2];360);0)" office:value-type="float" office:value="189" calcext:value-type="float">
            <text:p>189</text:p>
          </table:table-cell>
          <table:table-cell table:formula="of:=ROUND(MOD([.B12]/27.321661*360+[.D$2]+(RAND()-0.5)*60;360);0)" office:value-type="float" office:value="216" calcext:value-type="float">
            <text:p>216</text:p>
          </table:table-cell>
          <table:table-cell table:style-name="ce2" table:formula="of:=IF([.C12]&lt;[.C11];[.E11]+1;[.E11])" office:value-type="float" office:value="1" calcext:value-type="float">
            <text:p>1</text:p>
          </table:table-cell>
          <table:table-cell table:formula="of:=[.D12]+[.E12]*360" office:value-type="float" office:value="576" calcext:value-type="float">
            <text:p>576</text:p>
          </table:table-cell>
        </table:table-row>
        <table:table-row table:style-name="ro1">
          <table:table-cell table:formula="of:=[.A12]+ROUND(1+RAND()*6;0)" office:value-type="date" office:date-value="2019-01-23" calcext:value-type="date">
            <text:p>23. Jan. 2019</text:p>
          </table:table-cell>
          <table:table-cell table:formula="of:=[.A13]-[.A$2]" office:value-type="float" office:value="28" calcext:value-type="float">
            <text:p>28</text:p>
          </table:table-cell>
          <table:table-cell table:formula="of:=ROUND(MOD([.B13]/27.321661*360+[.C$2];360);0)" office:value-type="float" office:value="229" calcext:value-type="float">
            <text:p>229</text:p>
          </table:table-cell>
          <table:table-cell table:formula="of:=ROUND(MOD([.B13]/27.321661*360+[.D$2]+(RAND()-0.5)*60;360);0)" office:value-type="float" office:value="239" calcext:value-type="float">
            <text:p>239</text:p>
          </table:table-cell>
          <table:table-cell table:style-name="ce2" table:formula="of:=IF([.C13]&lt;[.C12];[.E12]+1;[.E12])" office:value-type="float" office:value="1" calcext:value-type="float">
            <text:p>1</text:p>
          </table:table-cell>
          <table:table-cell table:formula="of:=[.D13]+[.E13]*360" office:value-type="float" office:value="599" calcext:value-type="float">
            <text:p>599</text:p>
          </table:table-cell>
        </table:table-row>
        <table:table-row table:style-name="ro1">
          <table:table-cell table:formula="of:=[.A13]+ROUND(1+RAND()*6;0)" office:value-type="date" office:date-value="2019-01-25" calcext:value-type="date">
            <text:p>25. Jan. 2019</text:p>
          </table:table-cell>
          <table:table-cell table:formula="of:=[.A14]-[.A$2]" office:value-type="float" office:value="30" calcext:value-type="float">
            <text:p>30</text:p>
          </table:table-cell>
          <table:table-cell table:formula="of:=ROUND(MOD([.B14]/27.321661*360+[.C$2];360);0)" office:value-type="float" office:value="255" calcext:value-type="float">
            <text:p>255</text:p>
          </table:table-cell>
          <table:table-cell table:formula="of:=ROUND(MOD([.B14]/27.321661*360+[.D$2]+(RAND()-0.5)*60;360);0)" office:value-type="float" office:value="277" calcext:value-type="float">
            <text:p>277</text:p>
          </table:table-cell>
          <table:table-cell table:style-name="ce2" table:formula="of:=IF([.C14]&lt;[.C13];[.E13]+1;[.E13])" office:value-type="float" office:value="1" calcext:value-type="float">
            <text:p>1</text:p>
          </table:table-cell>
          <table:table-cell table:formula="of:=[.D14]+[.E14]*360" office:value-type="float" office:value="637" calcext:value-type="float">
            <text:p>637</text:p>
          </table:table-cell>
        </table:table-row>
        <table:table-row table:style-name="ro1">
          <table:table-cell table:formula="of:=[.A14]+ROUND(1+RAND()*6;0)" office:value-type="date" office:date-value="2019-01-27" calcext:value-type="date">
            <text:p>27. Jan. 2019</text:p>
          </table:table-cell>
          <table:table-cell table:formula="of:=[.A15]-[.A$2]" office:value-type="float" office:value="32" calcext:value-type="float">
            <text:p>32</text:p>
          </table:table-cell>
          <table:table-cell table:formula="of:=ROUND(MOD([.B15]/27.321661*360+[.C$2];360);0)" office:value-type="float" office:value="282" calcext:value-type="float">
            <text:p>282</text:p>
          </table:table-cell>
          <table:table-cell table:formula="of:=ROUND(MOD([.B15]/27.321661*360+[.D$2]+(RAND()-0.5)*60;360);0)" office:value-type="float" office:value="254" calcext:value-type="float">
            <text:p>254</text:p>
          </table:table-cell>
          <table:table-cell table:style-name="ce2" table:formula="of:=IF([.C15]&lt;[.C14];[.E14]+1;[.E14])" office:value-type="float" office:value="1" calcext:value-type="float">
            <text:p>1</text:p>
          </table:table-cell>
          <table:table-cell table:formula="of:=[.D15]+[.E15]*360" office:value-type="float" office:value="614" calcext:value-type="float">
            <text:p>614</text:p>
          </table:table-cell>
        </table:table-row>
        <table:table-row table:style-name="ro1">
          <table:table-cell table:formula="of:=[.A15]+ROUND(1+RAND()*6;0)" office:value-type="date" office:date-value="2019-01-31" calcext:value-type="date">
            <text:p>31. Jan. 2019</text:p>
          </table:table-cell>
          <table:table-cell table:formula="of:=[.A16]-[.A$2]" office:value-type="float" office:value="36" calcext:value-type="float">
            <text:p>36</text:p>
          </table:table-cell>
          <table:table-cell table:formula="of:=ROUND(MOD([.B16]/27.321661*360+[.C$2];360);0)" office:value-type="float" office:value="334" calcext:value-type="float">
            <text:p>334</text:p>
          </table:table-cell>
          <table:table-cell table:formula="of:=ROUND(MOD([.B16]/27.321661*360+[.D$2]+(RAND()-0.5)*60;360);0)" office:value-type="float" office:value="329" calcext:value-type="float">
            <text:p>329</text:p>
          </table:table-cell>
          <table:table-cell table:style-name="ce2" table:formula="of:=IF([.C16]&lt;[.C15];[.E15]+1;[.E15])" office:value-type="float" office:value="1" calcext:value-type="float">
            <text:p>1</text:p>
          </table:table-cell>
          <table:table-cell table:formula="of:=[.D16]+[.E16]*360" office:value-type="float" office:value="689" calcext:value-type="float">
            <text:p>689</text:p>
          </table:table-cell>
        </table:table-row>
        <table:table-row table:style-name="ro1">
          <table:table-cell table:formula="of:=[.A16]+ROUND(1+RAND()*6;0)" office:value-type="date" office:date-value="2019-02-05" calcext:value-type="date">
            <text:p>5. Feb. 2019</text:p>
          </table:table-cell>
          <table:table-cell table:formula="of:=[.A17]-[.A$2]" office:value-type="float" office:value="41" calcext:value-type="float">
            <text:p>41</text:p>
          </table:table-cell>
          <table:table-cell table:formula="of:=ROUND(MOD([.B17]/27.321661*360+[.C$2];360);0)" office:value-type="float" office:value="40" calcext:value-type="float">
            <text:p>40</text:p>
          </table:table-cell>
          <table:table-cell table:formula="of:=ROUND(MOD([.B17]/27.321661*360+[.D$2]+(RAND()-0.5)*60;360);0)" office:value-type="float" office:value="37" calcext:value-type="float">
            <text:p>37</text:p>
          </table:table-cell>
          <table:table-cell table:style-name="ce2" table:formula="of:=IF([.C17]&lt;[.C16];[.E16]+1;[.E16])" office:value-type="float" office:value="2" calcext:value-type="float">
            <text:p>2</text:p>
          </table:table-cell>
          <table:table-cell table:formula="of:=[.D17]+[.E17]*360" office:value-type="float" office:value="757" calcext:value-type="float">
            <text:p>757</text:p>
          </table:table-cell>
        </table:table-row>
        <table:table-row table:style-name="ro1">
          <table:table-cell table:formula="of:=[.A17]+ROUND(1+RAND()*6;0)" office:value-type="date" office:date-value="2019-02-10" calcext:value-type="date">
            <text:p>10. Feb. 2019</text:p>
          </table:table-cell>
          <table:table-cell table:formula="of:=[.A18]-[.A$2]" office:value-type="float" office:value="46" calcext:value-type="float">
            <text:p>46</text:p>
          </table:table-cell>
          <table:table-cell table:formula="of:=ROUND(MOD([.B18]/27.321661*360+[.C$2];360);0)" office:value-type="float" office:value="106" calcext:value-type="float">
            <text:p>106</text:p>
          </table:table-cell>
          <table:table-cell table:formula="of:=ROUND(MOD([.B18]/27.321661*360+[.D$2]+(RAND()-0.5)*60;360);0)" office:value-type="float" office:value="85" calcext:value-type="float">
            <text:p>85</text:p>
          </table:table-cell>
          <table:table-cell table:style-name="ce2" table:formula="of:=IF([.C18]&lt;[.C17];[.E17]+1;[.E17])" office:value-type="float" office:value="2" calcext:value-type="float">
            <text:p>2</text:p>
          </table:table-cell>
          <table:table-cell table:formula="of:=[.D18]+[.E18]*360" office:value-type="float" office:value="805" calcext:value-type="float">
            <text:p>805</text:p>
          </table:table-cell>
        </table:table-row>
        <table:table-row table:style-name="ro1">
          <table:table-cell table:formula="of:=[.A18]+ROUND(1+RAND()*6;0)" office:value-type="date" office:date-value="2019-02-13" calcext:value-type="date">
            <text:p>13. Feb. 2019</text:p>
          </table:table-cell>
          <table:table-cell table:formula="of:=[.A19]-[.A$2]" office:value-type="float" office:value="49" calcext:value-type="float">
            <text:p>49</text:p>
          </table:table-cell>
          <table:table-cell table:formula="of:=ROUND(MOD([.B19]/27.321661*360+[.C$2];360);0)" office:value-type="float" office:value="146" calcext:value-type="float">
            <text:p>146</text:p>
          </table:table-cell>
          <table:table-cell table:formula="of:=ROUND(MOD([.B19]/27.321661*360+[.D$2]+(RAND()-0.5)*60;360);0)" office:value-type="float" office:value="153" calcext:value-type="float">
            <text:p>153</text:p>
          </table:table-cell>
          <table:table-cell table:style-name="ce2" table:formula="of:=IF([.C19]&lt;[.C18];[.E18]+1;[.E18])" office:value-type="float" office:value="2" calcext:value-type="float">
            <text:p>2</text:p>
          </table:table-cell>
          <table:table-cell table:formula="of:=[.D19]+[.E19]*360" office:value-type="float" office:value="873" calcext:value-type="float">
            <text:p>873</text:p>
          </table:table-cell>
        </table:table-row>
        <table:table-row table:style-name="ro1">
          <table:table-cell table:formula="of:=[.A19]+ROUND(1+RAND()*6;0)" office:value-type="date" office:date-value="2019-02-18" calcext:value-type="date">
            <text:p>18. Feb. 2019</text:p>
          </table:table-cell>
          <table:table-cell table:formula="of:=[.A20]-[.A$2]" office:value-type="float" office:value="54" calcext:value-type="float">
            <text:p>54</text:p>
          </table:table-cell>
          <table:table-cell table:formula="of:=ROUND(MOD([.B20]/27.321661*360+[.C$2];360);0)" office:value-type="float" office:value="212" calcext:value-type="float">
            <text:p>212</text:p>
          </table:table-cell>
          <table:table-cell table:formula="of:=ROUND(MOD([.B20]/27.321661*360+[.D$2]+(RAND()-0.5)*60;360);0)" office:value-type="float" office:value="229" calcext:value-type="float">
            <text:p>229</text:p>
          </table:table-cell>
          <table:table-cell table:style-name="ce2" table:formula="of:=IF([.C20]&lt;[.C19];[.E19]+1;[.E19])" office:value-type="float" office:value="2" calcext:value-type="float">
            <text:p>2</text:p>
          </table:table-cell>
          <table:table-cell table:formula="of:=[.D20]+[.E20]*360" office:value-type="float" office:value="949" calcext:value-type="float">
            <text:p>949</text:p>
          </table:table-cell>
        </table:table-row>
        <table:table-row table:style-name="ro1">
          <table:table-cell table:formula="of:=[.A20]+ROUND(1+RAND()*6;0)" office:value-type="date" office:date-value="2019-02-19" calcext:value-type="date">
            <text:p>19. Feb. 2019</text:p>
          </table:table-cell>
          <table:table-cell table:formula="of:=[.A21]-[.A$2]" office:value-type="float" office:value="55" calcext:value-type="float">
            <text:p>55</text:p>
          </table:table-cell>
          <table:table-cell table:formula="of:=ROUND(MOD([.B21]/27.321661*360+[.C$2];360);0)" office:value-type="float" office:value="225" calcext:value-type="float">
            <text:p>225</text:p>
          </table:table-cell>
          <table:table-cell table:formula="of:=ROUND(MOD([.B21]/27.321661*360+[.D$2]+(RAND()-0.5)*60;360);0)" office:value-type="float" office:value="227" calcext:value-type="float">
            <text:p>227</text:p>
          </table:table-cell>
          <table:table-cell table:style-name="ce2" table:formula="of:=IF([.C21]&lt;[.C20];[.E20]+1;[.E20])" office:value-type="float" office:value="2" calcext:value-type="float">
            <text:p>2</text:p>
          </table:table-cell>
          <table:table-cell table:formula="of:=[.D21]+[.E21]*360" office:value-type="float" office:value="947" calcext:value-type="float">
            <text:p>947</text:p>
          </table:table-cell>
        </table:table-row>
        <table:table-row table:style-name="ro1">
          <table:table-cell table:formula="of:=[.A21]+ROUND(1+RAND()*6;0)" office:value-type="date" office:date-value="2019-02-23" calcext:value-type="date">
            <text:p>23. Feb. 2019</text:p>
          </table:table-cell>
          <table:table-cell table:formula="of:=[.A22]-[.A$2]" office:value-type="float" office:value="59" calcext:value-type="float">
            <text:p>59</text:p>
          </table:table-cell>
          <table:table-cell table:formula="of:=ROUND(MOD([.B22]/27.321661*360+[.C$2];360);0)" office:value-type="float" office:value="277" calcext:value-type="float">
            <text:p>277</text:p>
          </table:table-cell>
          <table:table-cell table:formula="of:=ROUND(MOD([.B22]/27.321661*360+[.D$2]+(RAND()-0.5)*60;360);0)" office:value-type="float" office:value="304" calcext:value-type="float">
            <text:p>304</text:p>
          </table:table-cell>
          <table:table-cell table:style-name="ce2" table:formula="of:=IF([.C22]&lt;[.C21];[.E21]+1;[.E21])" office:value-type="float" office:value="2" calcext:value-type="float">
            <text:p>2</text:p>
          </table:table-cell>
          <table:table-cell table:formula="of:=[.D22]+[.E22]*360" office:value-type="float" office:value="1024" calcext:value-type="float">
            <text:p>1024</text:p>
          </table:table-cell>
        </table:table-row>
        <table:table-row table:style-name="ro1">
          <table:table-cell table:formula="of:=[.A22]+ROUND(1+RAND()*6;0)" office:value-type="date" office:date-value="2019-02-26" calcext:value-type="date">
            <text:p>26. Feb. 2019</text:p>
          </table:table-cell>
          <table:table-cell table:formula="of:=[.A23]-[.A$2]" office:value-type="float" office:value="62" calcext:value-type="float">
            <text:p>62</text:p>
          </table:table-cell>
          <table:table-cell table:formula="of:=ROUND(MOD([.B23]/27.321661*360+[.C$2];360);0)" office:value-type="float" office:value="317" calcext:value-type="float">
            <text:p>317</text:p>
          </table:table-cell>
          <table:table-cell table:formula="of:=ROUND(MOD([.B23]/27.321661*360+[.D$2]+(RAND()-0.5)*60;360);0)" office:value-type="float" office:value="332" calcext:value-type="float">
            <text:p>332</text:p>
          </table:table-cell>
          <table:table-cell table:style-name="ce2" table:formula="of:=IF([.C23]&lt;[.C22];[.E22]+1;[.E22])" office:value-type="float" office:value="2" calcext:value-type="float">
            <text:p>2</text:p>
          </table:table-cell>
          <table:table-cell table:formula="of:=[.D23]+[.E23]*360" office:value-type="float" office:value="1052" calcext:value-type="float">
            <text:p>1052</text:p>
          </table:table-cell>
        </table:table-row>
        <table:table-row table:style-name="ro1">
          <table:table-cell table:formula="of:=[.A23]+ROUND(1+RAND()*6;0)" office:value-type="date" office:date-value="2019-03-02" calcext:value-type="date">
            <text:p>2. Mar. 2019</text:p>
          </table:table-cell>
          <table:table-cell table:formula="of:=[.A24]-[.A$2]" office:value-type="float" office:value="66" calcext:value-type="float">
            <text:p>66</text:p>
          </table:table-cell>
          <table:table-cell table:formula="of:=ROUND(MOD([.B24]/27.321661*360+[.C$2];360);0)" office:value-type="float" office:value="10" calcext:value-type="float">
            <text:p>10</text:p>
          </table:table-cell>
          <table:table-cell table:formula="of:=ROUND(MOD([.B24]/27.321661*360+[.D$2]+(RAND()-0.5)*60;360);0)" office:value-type="float" office:value="1" calcext:value-type="float">
            <text:p>1</text:p>
          </table:table-cell>
          <table:table-cell table:style-name="ce2" table:formula="of:=IF([.C24]&lt;[.C23];[.E23]+1;[.E23])" office:value-type="float" office:value="3" calcext:value-type="float">
            <text:p>3</text:p>
          </table:table-cell>
          <table:table-cell table:formula="of:=[.D24]+[.E24]*360" office:value-type="float" office:value="1081" calcext:value-type="float">
            <text:p>1081</text:p>
          </table:table-cell>
        </table:table-row>
        <table:table-row table:style-name="ro1">
          <table:table-cell table:formula="of:=[.A24]+ROUND(1+RAND()*6;0)" office:value-type="date" office:date-value="2019-03-07" calcext:value-type="date">
            <text:p>7. Mar. 2019</text:p>
          </table:table-cell>
          <table:table-cell table:formula="of:=[.A25]-[.A$2]" office:value-type="float" office:value="71" calcext:value-type="float">
            <text:p>71</text:p>
          </table:table-cell>
          <table:table-cell table:formula="of:=ROUND(MOD([.B25]/27.321661*360+[.C$2];360);0)" office:value-type="float" office:value="76" calcext:value-type="float">
            <text:p>76</text:p>
          </table:table-cell>
          <table:table-cell table:formula="of:=ROUND(MOD([.B25]/27.321661*360+[.D$2]+(RAND()-0.5)*60;360);0)" office:value-type="float" office:value="68" calcext:value-type="float">
            <text:p>68</text:p>
          </table:table-cell>
          <table:table-cell table:style-name="ce2" table:formula="of:=IF([.C25]&lt;[.C24];[.E24]+1;[.E24])" office:value-type="float" office:value="3" calcext:value-type="float">
            <text:p>3</text:p>
          </table:table-cell>
          <table:table-cell table:formula="of:=[.D25]+[.E25]*360" office:value-type="float" office:value="1148" calcext:value-type="float">
            <text:p>1148</text:p>
          </table:table-cell>
        </table:table-row>
        <table:table-row table:style-name="ro1">
          <table:table-cell table:formula="of:=[.A25]+ROUND(1+RAND()*6;0)" office:value-type="date" office:date-value="2019-03-12" calcext:value-type="date">
            <text:p>12. Mar. 2019</text:p>
          </table:table-cell>
          <table:table-cell table:formula="of:=[.A26]-[.A$2]" office:value-type="float" office:value="76" calcext:value-type="float">
            <text:p>76</text:p>
          </table:table-cell>
          <table:table-cell table:formula="of:=ROUND(MOD([.B26]/27.321661*360+[.C$2];360);0)" office:value-type="float" office:value="141" calcext:value-type="float">
            <text:p>141</text:p>
          </table:table-cell>
          <table:table-cell table:formula="of:=ROUND(MOD([.B26]/27.321661*360+[.D$2]+(RAND()-0.5)*60;360);0)" office:value-type="float" office:value="131" calcext:value-type="float">
            <text:p>131</text:p>
          </table:table-cell>
          <table:table-cell table:style-name="ce2" table:formula="of:=IF([.C26]&lt;[.C25];[.E25]+1;[.E25])" office:value-type="float" office:value="3" calcext:value-type="float">
            <text:p>3</text:p>
          </table:table-cell>
          <table:table-cell table:formula="of:=[.D26]+[.E26]*360" office:value-type="float" office:value="1211" calcext:value-type="float">
            <text:p>1211</text:p>
          </table:table-cell>
        </table:table-row>
        <table:table-row table:style-name="ro1">
          <table:table-cell table:formula="of:=[.A26]+ROUND(1+RAND()*6;0)" office:value-type="date" office:date-value="2019-03-17" calcext:value-type="date">
            <text:p>17. Mar. 2019</text:p>
          </table:table-cell>
          <table:table-cell table:formula="of:=[.A27]-[.A$2]" office:value-type="float" office:value="81" calcext:value-type="float">
            <text:p>81</text:p>
          </table:table-cell>
          <table:table-cell table:formula="of:=ROUND(MOD([.B27]/27.321661*360+[.C$2];360);0)" office:value-type="float" office:value="207" calcext:value-type="float">
            <text:p>207</text:p>
          </table:table-cell>
          <table:table-cell table:formula="of:=ROUND(MOD([.B27]/27.321661*360+[.D$2]+(RAND()-0.5)*60;360);0)" office:value-type="float" office:value="211" calcext:value-type="float">
            <text:p>211</text:p>
          </table:table-cell>
          <table:table-cell table:style-name="ce2" table:formula="of:=IF([.C27]&lt;[.C26];[.E26]+1;[.E26])" office:value-type="float" office:value="3" calcext:value-type="float">
            <text:p>3</text:p>
          </table:table-cell>
          <table:table-cell table:formula="of:=[.D27]+[.E27]*360" office:value-type="float" office:value="1291" calcext:value-type="float">
            <text:p>1291</text:p>
          </table:table-cell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igure 1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table:formula="of:=&quot;\fill[&quot;&amp;IF([$'Raw Data'.E2]=0;&quot;black&quot;;IF([$'Raw Data'.E2]=1;&quot;red&quot;;IF([$'Raw Data'.E2]=2;&quot;blue&quot;;IF([$'Raw Data'.E2]=3;&quot;orange&quot;;&quot;black&quot;))))&amp;&quot;] ({&quot;&amp;['Raw Data'.B2]&amp;&quot;/90*\textwidth*0.76},{&quot;&amp;['Raw Data'.D2]&amp;&quot;/360*\textwidth*0.76*0.7692}) circle (0.07);&quot;" office:value-type="string" office:string-value="\fill[black] ({0/90*\textwidth*0.76},{220/360*\textwidth*0.76*0.7692}) circle (0.07);" calcext:value-type="string">
            <text:p>\fill[black] ({0/90*\textwidth*0.76},{220/360*\textwidth*0.76*0.7692}) circle (0.07);</text:p>
          </table:table-cell>
        </table:table-row>
        <table:table-row table:style-name="ro1">
          <table:table-cell table:formula="of:=&quot;\fill[&quot;&amp;IF([$'Raw Data'.E3]=0;&quot;black&quot;;IF([$'Raw Data'.E3]=1;&quot;red&quot;;IF([$'Raw Data'.E3]=2;&quot;blue&quot;;IF([$'Raw Data'.E3]=3;&quot;orange&quot;;&quot;black&quot;))))&amp;&quot;] ({&quot;&amp;['Raw Data'.B3]&amp;&quot;/90*\textwidth*0.76},{&quot;&amp;['Raw Data'.D3]&amp;&quot;/360*\textwidth*0.76*0.7692}) circle (0.07);&quot;" office:value-type="string" office:string-value="\fill[black] ({7/90*\textwidth*0.76},{303/360*\textwidth*0.76*0.7692}) circle (0.07);" calcext:value-type="string">
            <text:p>\fill[black] ({7/90*\textwidth*0.76},{303/360*\textwidth*0.76*0.7692}) circle (0.07);</text:p>
          </table:table-cell>
        </table:table-row>
        <table:table-row table:style-name="ro1">
          <table:table-cell table:formula="of:=&quot;\fill[&quot;&amp;IF([$'Raw Data'.E4]=0;&quot;black&quot;;IF([$'Raw Data'.E4]=1;&quot;red&quot;;IF([$'Raw Data'.E4]=2;&quot;blue&quot;;IF([$'Raw Data'.E4]=3;&quot;orange&quot;;&quot;black&quot;))))&amp;&quot;] ({&quot;&amp;['Raw Data'.B4]&amp;&quot;/90*\textwidth*0.76},{&quot;&amp;['Raw Data'.D4]&amp;&quot;/360*\textwidth*0.76*0.7692}) circle (0.07);&quot;" office:value-type="string" office:string-value="\fill[black] ({8/90*\textwidth*0.76},{322/360*\textwidth*0.76*0.7692}) circle (0.07);" calcext:value-type="string">
            <text:p>\fill[black] ({8/90*\textwidth*0.76},{322/360*\textwidth*0.76*0.7692}) circle (0.07);</text:p>
          </table:table-cell>
        </table:table-row>
        <table:table-row table:style-name="ro1">
          <table:table-cell table:formula="of:=&quot;\fill[&quot;&amp;IF([$'Raw Data'.E5]=0;&quot;black&quot;;IF([$'Raw Data'.E5]=1;&quot;red&quot;;IF([$'Raw Data'.E5]=2;&quot;blue&quot;;IF([$'Raw Data'.E5]=3;&quot;orange&quot;;&quot;black&quot;))))&amp;&quot;] ({&quot;&amp;['Raw Data'.B5]&amp;&quot;/90*\textwidth*0.76},{&quot;&amp;['Raw Data'.D5]&amp;&quot;/360*\textwidth*0.76*0.7692}) circle (0.07);&quot;" office:value-type="string" office:string-value="\fill[red] ({13/90*\textwidth*0.76},{41/360*\textwidth*0.76*0.7692}) circle (0.07);" calcext:value-type="string">
            <text:p>\fill[red] ({13/90*\textwidth*0.76},{41/360*\textwidth*0.76*0.7692}) circle (0.07);</text:p>
          </table:table-cell>
        </table:table-row>
        <table:table-row table:style-name="ro1">
          <table:table-cell table:formula="of:=&quot;\fill[&quot;&amp;IF([$'Raw Data'.E6]=0;&quot;black&quot;;IF([$'Raw Data'.E6]=1;&quot;red&quot;;IF([$'Raw Data'.E6]=2;&quot;blue&quot;;IF([$'Raw Data'.E6]=3;&quot;orange&quot;;&quot;black&quot;))))&amp;&quot;] ({&quot;&amp;['Raw Data'.B6]&amp;&quot;/90*\textwidth*0.76},{&quot;&amp;['Raw Data'.D6]&amp;&quot;/360*\textwidth*0.76*0.7692}) circle (0.07);&quot;" office:value-type="string" office:string-value="\fill[red] ({14/90*\textwidth*0.76},{66/360*\textwidth*0.76*0.7692}) circle (0.07);" calcext:value-type="string">
            <text:p>\fill[red] ({14/90*\textwidth*0.76},{66/360*\textwidth*0.76*0.7692}) circle (0.07);</text:p>
          </table:table-cell>
        </table:table-row>
        <table:table-row table:style-name="ro1">
          <table:table-cell table:formula="of:=&quot;\fill[&quot;&amp;IF([$'Raw Data'.E7]=0;&quot;black&quot;;IF([$'Raw Data'.E7]=1;&quot;red&quot;;IF([$'Raw Data'.E7]=2;&quot;blue&quot;;IF([$'Raw Data'.E7]=3;&quot;orange&quot;;&quot;black&quot;))))&amp;&quot;] ({&quot;&amp;['Raw Data'.B7]&amp;&quot;/90*\textwidth*0.76},{&quot;&amp;['Raw Data'.D7]&amp;&quot;/360*\textwidth*0.76*0.7692}) circle (0.07);&quot;" office:value-type="string" office:string-value="\fill[red] ({17/90*\textwidth*0.76},{54/360*\textwidth*0.76*0.7692}) circle (0.07);" calcext:value-type="string">
            <text:p>\fill[red] ({17/90*\textwidth*0.76},{54/360*\textwidth*0.76*0.7692}) circle (0.07);</text:p>
          </table:table-cell>
        </table:table-row>
        <table:table-row table:style-name="ro1">
          <table:table-cell table:formula="of:=&quot;\fill[&quot;&amp;IF([$'Raw Data'.E8]=0;&quot;black&quot;;IF([$'Raw Data'.E8]=1;&quot;red&quot;;IF([$'Raw Data'.E8]=2;&quot;blue&quot;;IF([$'Raw Data'.E8]=3;&quot;orange&quot;;&quot;black&quot;))))&amp;&quot;] ({&quot;&amp;['Raw Data'.B8]&amp;&quot;/90*\textwidth*0.76},{&quot;&amp;['Raw Data'.D8]&amp;&quot;/360*\textwidth*0.76*0.7692}) circle (0.07);&quot;" office:value-type="string" office:string-value="\fill[red] ({20/90*\textwidth*0.76},{112/360*\textwidth*0.76*0.7692}) circle (0.07);" calcext:value-type="string">
            <text:p>\fill[red] ({20/90*\textwidth*0.76},{112/360*\textwidth*0.76*0.7692}) circle (0.07);</text:p>
          </table:table-cell>
        </table:table-row>
        <table:table-row table:style-name="ro1">
          <table:table-cell table:formula="of:=&quot;\fill[&quot;&amp;IF([$'Raw Data'.E9]=0;&quot;black&quot;;IF([$'Raw Data'.E9]=1;&quot;red&quot;;IF([$'Raw Data'.E9]=2;&quot;blue&quot;;IF([$'Raw Data'.E9]=3;&quot;orange&quot;;&quot;black&quot;))))&amp;&quot;] ({&quot;&amp;['Raw Data'.B9]&amp;&quot;/90*\textwidth*0.76},{&quot;&amp;['Raw Data'.D9]&amp;&quot;/360*\textwidth*0.76*0.7692}) circle (0.07);&quot;" office:value-type="string" office:string-value="\fill[red] ({21/90*\textwidth*0.76},{165/360*\textwidth*0.76*0.7692}) circle (0.07);" calcext:value-type="string">
            <text:p>\fill[red] ({21/90*\textwidth*0.76},{165/360*\textwidth*0.76*0.7692}) circle (0.07);</text:p>
          </table:table-cell>
        </table:table-row>
        <table:table-row table:style-name="ro1">
          <table:table-cell table:formula="of:=&quot;\fill[&quot;&amp;IF([$'Raw Data'.E10]=0;&quot;black&quot;;IF([$'Raw Data'.E10]=1;&quot;red&quot;;IF([$'Raw Data'.E10]=2;&quot;blue&quot;;IF([$'Raw Data'.E10]=3;&quot;orange&quot;;&quot;black&quot;))))&amp;&quot;] ({&quot;&amp;['Raw Data'.B10]&amp;&quot;/90*\textwidth*0.76},{&quot;&amp;['Raw Data'.D10]&amp;&quot;/360*\textwidth*0.76*0.7692}) circle (0.07);&quot;" office:value-type="string" office:string-value="\fill[red] ({23/90*\textwidth*0.76},{156/360*\textwidth*0.76*0.7692}) circle (0.07);" calcext:value-type="string">
            <text:p>\fill[red] ({23/90*\textwidth*0.76},{156/360*\textwidth*0.76*0.7692}) circle (0.07);</text:p>
          </table:table-cell>
        </table:table-row>
        <table:table-row table:style-name="ro1">
          <table:table-cell table:formula="of:=&quot;\fill[&quot;&amp;IF([$'Raw Data'.E11]=0;&quot;black&quot;;IF([$'Raw Data'.E11]=1;&quot;red&quot;;IF([$'Raw Data'.E11]=2;&quot;blue&quot;;IF([$'Raw Data'.E11]=3;&quot;orange&quot;;&quot;black&quot;))))&amp;&quot;] ({&quot;&amp;['Raw Data'.B11]&amp;&quot;/90*\textwidth*0.76},{&quot;&amp;['Raw Data'.D11]&amp;&quot;/360*\textwidth*0.76*0.7692}) circle (0.07);&quot;" office:value-type="string" office:string-value="\fill[red] ({24/90*\textwidth*0.76},{152/360*\textwidth*0.76*0.7692}) circle (0.07);" calcext:value-type="string">
            <text:p>\fill[red] ({24/90*\textwidth*0.76},{152/360*\textwidth*0.76*0.7692}) circle (0.07);</text:p>
          </table:table-cell>
        </table:table-row>
        <table:table-row table:style-name="ro1">
          <table:table-cell table:formula="of:=&quot;\fill[&quot;&amp;IF([$'Raw Data'.E12]=0;&quot;black&quot;;IF([$'Raw Data'.E12]=1;&quot;red&quot;;IF([$'Raw Data'.E12]=2;&quot;blue&quot;;IF([$'Raw Data'.E12]=3;&quot;orange&quot;;&quot;black&quot;))))&amp;&quot;] ({&quot;&amp;['Raw Data'.B12]&amp;&quot;/90*\textwidth*0.76},{&quot;&amp;['Raw Data'.D12]&amp;&quot;/360*\textwidth*0.76*0.7692}) circle (0.07);&quot;" office:value-type="string" office:string-value="\fill[red] ({25/90*\textwidth*0.76},{216/360*\textwidth*0.76*0.7692}) circle (0.07);" calcext:value-type="string">
            <text:p>\fill[red] ({25/90*\textwidth*0.76},{216/360*\textwidth*0.76*0.7692}) circle (0.07);</text:p>
          </table:table-cell>
        </table:table-row>
        <table:table-row table:style-name="ro1">
          <table:table-cell table:formula="of:=&quot;\fill[&quot;&amp;IF([$'Raw Data'.E13]=0;&quot;black&quot;;IF([$'Raw Data'.E13]=1;&quot;red&quot;;IF([$'Raw Data'.E13]=2;&quot;blue&quot;;IF([$'Raw Data'.E13]=3;&quot;orange&quot;;&quot;black&quot;))))&amp;&quot;] ({&quot;&amp;['Raw Data'.B13]&amp;&quot;/90*\textwidth*0.76},{&quot;&amp;['Raw Data'.D13]&amp;&quot;/360*\textwidth*0.76*0.7692}) circle (0.07);&quot;" office:value-type="string" office:string-value="\fill[red] ({28/90*\textwidth*0.76},{239/360*\textwidth*0.76*0.7692}) circle (0.07);" calcext:value-type="string">
            <text:p>\fill[red] ({28/90*\textwidth*0.76},{239/360*\textwidth*0.76*0.7692}) circle (0.07);</text:p>
          </table:table-cell>
        </table:table-row>
        <table:table-row table:style-name="ro1">
          <table:table-cell table:formula="of:=&quot;\fill[&quot;&amp;IF([$'Raw Data'.E14]=0;&quot;black&quot;;IF([$'Raw Data'.E14]=1;&quot;red&quot;;IF([$'Raw Data'.E14]=2;&quot;blue&quot;;IF([$'Raw Data'.E14]=3;&quot;orange&quot;;&quot;black&quot;))))&amp;&quot;] ({&quot;&amp;['Raw Data'.B14]&amp;&quot;/90*\textwidth*0.76},{&quot;&amp;['Raw Data'.D14]&amp;&quot;/360*\textwidth*0.76*0.7692}) circle (0.07);&quot;" office:value-type="string" office:string-value="\fill[red] ({30/90*\textwidth*0.76},{277/360*\textwidth*0.76*0.7692}) circle (0.07);" calcext:value-type="string">
            <text:p>\fill[red] ({30/90*\textwidth*0.76},{277/360*\textwidth*0.76*0.7692}) circle (0.07);</text:p>
          </table:table-cell>
        </table:table-row>
        <table:table-row table:style-name="ro1">
          <table:table-cell table:formula="of:=&quot;\fill[&quot;&amp;IF([$'Raw Data'.E15]=0;&quot;black&quot;;IF([$'Raw Data'.E15]=1;&quot;red&quot;;IF([$'Raw Data'.E15]=2;&quot;blue&quot;;IF([$'Raw Data'.E15]=3;&quot;orange&quot;;&quot;black&quot;))))&amp;&quot;] ({&quot;&amp;['Raw Data'.B15]&amp;&quot;/90*\textwidth*0.76},{&quot;&amp;['Raw Data'.D15]&amp;&quot;/360*\textwidth*0.76*0.7692}) circle (0.07);&quot;" office:value-type="string" office:string-value="\fill[red] ({32/90*\textwidth*0.76},{254/360*\textwidth*0.76*0.7692}) circle (0.07);" calcext:value-type="string">
            <text:p>\fill[red] ({32/90*\textwidth*0.76},{254/360*\textwidth*0.76*0.7692}) circle (0.07);</text:p>
          </table:table-cell>
        </table:table-row>
        <table:table-row table:style-name="ro1">
          <table:table-cell table:formula="of:=&quot;\fill[&quot;&amp;IF([$'Raw Data'.E16]=0;&quot;black&quot;;IF([$'Raw Data'.E16]=1;&quot;red&quot;;IF([$'Raw Data'.E16]=2;&quot;blue&quot;;IF([$'Raw Data'.E16]=3;&quot;orange&quot;;&quot;black&quot;))))&amp;&quot;] ({&quot;&amp;['Raw Data'.B16]&amp;&quot;/90*\textwidth*0.76},{&quot;&amp;['Raw Data'.D16]&amp;&quot;/360*\textwidth*0.76*0.7692}) circle (0.07);&quot;" office:value-type="string" office:string-value="\fill[red] ({36/90*\textwidth*0.76},{329/360*\textwidth*0.76*0.7692}) circle (0.07);" calcext:value-type="string">
            <text:p>\fill[red] ({36/90*\textwidth*0.76},{329/360*\textwidth*0.76*0.7692}) circle (0.07);</text:p>
          </table:table-cell>
        </table:table-row>
        <table:table-row table:style-name="ro1">
          <table:table-cell table:formula="of:=&quot;\fill[&quot;&amp;IF([$'Raw Data'.E17]=0;&quot;black&quot;;IF([$'Raw Data'.E17]=1;&quot;red&quot;;IF([$'Raw Data'.E17]=2;&quot;blue&quot;;IF([$'Raw Data'.E17]=3;&quot;orange&quot;;&quot;black&quot;))))&amp;&quot;] ({&quot;&amp;['Raw Data'.B17]&amp;&quot;/90*\textwidth*0.76},{&quot;&amp;['Raw Data'.D17]&amp;&quot;/360*\textwidth*0.76*0.7692}) circle (0.07);&quot;" office:value-type="string" office:string-value="\fill[blue] ({41/90*\textwidth*0.76},{37/360*\textwidth*0.76*0.7692}) circle (0.07);" calcext:value-type="string">
            <text:p>\fill[blue] ({41/90*\textwidth*0.76},{37/360*\textwidth*0.76*0.7692}) circle (0.07);</text:p>
          </table:table-cell>
        </table:table-row>
        <table:table-row table:style-name="ro1">
          <table:table-cell table:formula="of:=&quot;\fill[&quot;&amp;IF([$'Raw Data'.E18]=0;&quot;black&quot;;IF([$'Raw Data'.E18]=1;&quot;red&quot;;IF([$'Raw Data'.E18]=2;&quot;blue&quot;;IF([$'Raw Data'.E18]=3;&quot;orange&quot;;&quot;black&quot;))))&amp;&quot;] ({&quot;&amp;['Raw Data'.B18]&amp;&quot;/90*\textwidth*0.76},{&quot;&amp;['Raw Data'.D18]&amp;&quot;/360*\textwidth*0.76*0.7692}) circle (0.07);&quot;" office:value-type="string" office:string-value="\fill[blue] ({46/90*\textwidth*0.76},{85/360*\textwidth*0.76*0.7692}) circle (0.07);" calcext:value-type="string">
            <text:p>\fill[blue] ({46/90*\textwidth*0.76},{85/360*\textwidth*0.76*0.7692}) circle (0.07);</text:p>
          </table:table-cell>
        </table:table-row>
        <table:table-row table:style-name="ro1">
          <table:table-cell table:formula="of:=&quot;\fill[&quot;&amp;IF([$'Raw Data'.E19]=0;&quot;black&quot;;IF([$'Raw Data'.E19]=1;&quot;red&quot;;IF([$'Raw Data'.E19]=2;&quot;blue&quot;;IF([$'Raw Data'.E19]=3;&quot;orange&quot;;&quot;black&quot;))))&amp;&quot;] ({&quot;&amp;['Raw Data'.B19]&amp;&quot;/90*\textwidth*0.76},{&quot;&amp;['Raw Data'.D19]&amp;&quot;/360*\textwidth*0.76*0.7692}) circle (0.07);&quot;" office:value-type="string" office:string-value="\fill[blue] ({49/90*\textwidth*0.76},{153/360*\textwidth*0.76*0.7692}) circle (0.07);" calcext:value-type="string">
            <text:p>\fill[blue] ({49/90*\textwidth*0.76},{153/360*\textwidth*0.76*0.7692}) circle (0.07);</text:p>
          </table:table-cell>
        </table:table-row>
        <table:table-row table:style-name="ro1">
          <table:table-cell table:formula="of:=&quot;\fill[&quot;&amp;IF([$'Raw Data'.E20]=0;&quot;black&quot;;IF([$'Raw Data'.E20]=1;&quot;red&quot;;IF([$'Raw Data'.E20]=2;&quot;blue&quot;;IF([$'Raw Data'.E20]=3;&quot;orange&quot;;&quot;black&quot;))))&amp;&quot;] ({&quot;&amp;['Raw Data'.B20]&amp;&quot;/90*\textwidth*0.76},{&quot;&amp;['Raw Data'.D20]&amp;&quot;/360*\textwidth*0.76*0.7692}) circle (0.07);&quot;" office:value-type="string" office:string-value="\fill[blue] ({54/90*\textwidth*0.76},{229/360*\textwidth*0.76*0.7692}) circle (0.07);" calcext:value-type="string">
            <text:p>\fill[blue] ({54/90*\textwidth*0.76},{229/360*\textwidth*0.76*0.7692}) circle (0.07);</text:p>
          </table:table-cell>
        </table:table-row>
        <table:table-row table:style-name="ro1">
          <table:table-cell table:formula="of:=&quot;\fill[&quot;&amp;IF([$'Raw Data'.E21]=0;&quot;black&quot;;IF([$'Raw Data'.E21]=1;&quot;red&quot;;IF([$'Raw Data'.E21]=2;&quot;blue&quot;;IF([$'Raw Data'.E21]=3;&quot;orange&quot;;&quot;black&quot;))))&amp;&quot;] ({&quot;&amp;['Raw Data'.B21]&amp;&quot;/90*\textwidth*0.76},{&quot;&amp;['Raw Data'.D21]&amp;&quot;/360*\textwidth*0.76*0.7692}) circle (0.07);&quot;" office:value-type="string" office:string-value="\fill[blue] ({55/90*\textwidth*0.76},{227/360*\textwidth*0.76*0.7692}) circle (0.07);" calcext:value-type="string">
            <text:p>\fill[blue] ({55/90*\textwidth*0.76},{227/360*\textwidth*0.76*0.7692}) circle (0.07);</text:p>
          </table:table-cell>
        </table:table-row>
        <table:table-row table:style-name="ro1">
          <table:table-cell table:formula="of:=&quot;\fill[&quot;&amp;IF([$'Raw Data'.E22]=0;&quot;black&quot;;IF([$'Raw Data'.E22]=1;&quot;red&quot;;IF([$'Raw Data'.E22]=2;&quot;blue&quot;;IF([$'Raw Data'.E22]=3;&quot;orange&quot;;&quot;black&quot;))))&amp;&quot;] ({&quot;&amp;['Raw Data'.B22]&amp;&quot;/90*\textwidth*0.76},{&quot;&amp;['Raw Data'.D22]&amp;&quot;/360*\textwidth*0.76*0.7692}) circle (0.07);&quot;" office:value-type="string" office:string-value="\fill[blue] ({59/90*\textwidth*0.76},{304/360*\textwidth*0.76*0.7692}) circle (0.07);" calcext:value-type="string">
            <text:p>\fill[blue] ({59/90*\textwidth*0.76},{304/360*\textwidth*0.76*0.7692}) circle (0.07);</text:p>
          </table:table-cell>
        </table:table-row>
        <table:table-row table:style-name="ro1">
          <table:table-cell table:formula="of:=&quot;\fill[&quot;&amp;IF([$'Raw Data'.E23]=0;&quot;black&quot;;IF([$'Raw Data'.E23]=1;&quot;red&quot;;IF([$'Raw Data'.E23]=2;&quot;blue&quot;;IF([$'Raw Data'.E23]=3;&quot;orange&quot;;&quot;black&quot;))))&amp;&quot;] ({&quot;&amp;['Raw Data'.B23]&amp;&quot;/90*\textwidth*0.76},{&quot;&amp;['Raw Data'.D23]&amp;&quot;/360*\textwidth*0.76*0.7692}) circle (0.07);&quot;" office:value-type="string" office:string-value="\fill[blue] ({62/90*\textwidth*0.76},{332/360*\textwidth*0.76*0.7692}) circle (0.07);" calcext:value-type="string">
            <text:p>\fill[blue] ({62/90*\textwidth*0.76},{332/360*\textwidth*0.76*0.7692}) circle (0.07);</text:p>
          </table:table-cell>
        </table:table-row>
        <table:table-row table:style-name="ro1">
          <table:table-cell table:formula="of:=&quot;\fill[&quot;&amp;IF([$'Raw Data'.E24]=0;&quot;black&quot;;IF([$'Raw Data'.E24]=1;&quot;red&quot;;IF([$'Raw Data'.E24]=2;&quot;blue&quot;;IF([$'Raw Data'.E24]=3;&quot;orange&quot;;&quot;black&quot;))))&amp;&quot;] ({&quot;&amp;['Raw Data'.B24]&amp;&quot;/90*\textwidth*0.76},{&quot;&amp;['Raw Data'.D24]&amp;&quot;/360*\textwidth*0.76*0.7692}) circle (0.07);&quot;" office:value-type="string" office:string-value="\fill[orange] ({66/90*\textwidth*0.76},{1/360*\textwidth*0.76*0.7692}) circle (0.07);" calcext:value-type="string">
            <text:p>\fill[orange] ({66/90*\textwidth*0.76},{1/360*\textwidth*0.76*0.7692}) circle (0.07);</text:p>
          </table:table-cell>
        </table:table-row>
        <table:table-row table:style-name="ro1">
          <table:table-cell table:formula="of:=&quot;\fill[&quot;&amp;IF([$'Raw Data'.E25]=0;&quot;black&quot;;IF([$'Raw Data'.E25]=1;&quot;red&quot;;IF([$'Raw Data'.E25]=2;&quot;blue&quot;;IF([$'Raw Data'.E25]=3;&quot;orange&quot;;&quot;black&quot;))))&amp;&quot;] ({&quot;&amp;['Raw Data'.B25]&amp;&quot;/90*\textwidth*0.76},{&quot;&amp;['Raw Data'.D25]&amp;&quot;/360*\textwidth*0.76*0.7692}) circle (0.07);&quot;" office:value-type="string" office:string-value="\fill[orange] ({71/90*\textwidth*0.76},{68/360*\textwidth*0.76*0.7692}) circle (0.07);" calcext:value-type="string">
            <text:p>\fill[orange] ({71/90*\textwidth*0.76},{68/360*\textwidth*0.76*0.7692}) circle (0.07);</text:p>
          </table:table-cell>
        </table:table-row>
        <table:table-row table:style-name="ro1">
          <table:table-cell table:formula="of:=&quot;\fill[&quot;&amp;IF([$'Raw Data'.E26]=0;&quot;black&quot;;IF([$'Raw Data'.E26]=1;&quot;red&quot;;IF([$'Raw Data'.E26]=2;&quot;blue&quot;;IF([$'Raw Data'.E26]=3;&quot;orange&quot;;&quot;black&quot;))))&amp;&quot;] ({&quot;&amp;['Raw Data'.B26]&amp;&quot;/90*\textwidth*0.76},{&quot;&amp;['Raw Data'.D26]&amp;&quot;/360*\textwidth*0.76*0.7692}) circle (0.07);&quot;" office:value-type="string" office:string-value="\fill[orange] ({76/90*\textwidth*0.76},{131/360*\textwidth*0.76*0.7692}) circle (0.07);" calcext:value-type="string">
            <text:p>\fill[orange] ({76/90*\textwidth*0.76},{131/360*\textwidth*0.76*0.7692}) circle (0.07);</text:p>
          </table:table-cell>
        </table:table-row>
        <table:table-row table:style-name="ro1">
          <table:table-cell table:formula="of:=&quot;\fill[&quot;&amp;IF([$'Raw Data'.E27]=0;&quot;black&quot;;IF([$'Raw Data'.E27]=1;&quot;red&quot;;IF([$'Raw Data'.E27]=2;&quot;blue&quot;;IF([$'Raw Data'.E27]=3;&quot;orange&quot;;&quot;black&quot;))))&amp;&quot;] ({&quot;&amp;['Raw Data'.B27]&amp;&quot;/90*\textwidth*0.76},{&quot;&amp;['Raw Data'.D27]&amp;&quot;/360*\textwidth*0.76*0.7692}) circle (0.07);&quot;" office:value-type="string" office:string-value="\fill[orange] ({81/90*\textwidth*0.76},{211/360*\textwidth*0.76*0.7692}) circle (0.07);" calcext:value-type="string">
            <text:p>\fill[orange] ({81/90*\textwidth*0.76},{211/360*\textwidth*0.76*0.7692}) circle (0.07);</text:p>
          </table:table-cell>
        </table:table-row>
      </table:table>
      <table:table table:name="Figure 2&amp;3" table:style-name="ta1">
        <table:table-column table:style-name="co2" table:default-cell-style-name="ce2"/>
        <table:table-row table:style-name="ro1">
          <table:table-cell table:formula="of:=&quot;\fill[&quot;&amp;IF([$'Raw Data'.E2]=0;&quot;black&quot;;IF([$'Raw Data'.E2]=1;&quot;red&quot;;IF([$'Raw Data'.E2]=2;&quot;blue&quot;;IF([$'Raw Data'.E2]=3;&quot;orange&quot;;&quot;black&quot;))))&amp;&quot;] ({&quot;&amp;['Raw Data'.B2]&amp;&quot;/90.0*\textwidth*0.76},{&quot;&amp;['Raw Data'.F2]&amp;&quot;/1440.0*\textwidth*0.76*0.7692}) circle (0.07);&quot;" office:value-type="string" office:string-value="\fill[black] ({0/90.0*\textwidth*0.76},{220/1440.0*\textwidth*0.76*0.7692}) circle (0.07);" calcext:value-type="string">
            <text:p>\fill[black] ({0/90.0*\textwidth*0.76},{220/1440.0*\textwidth*0.76*0.7692}) circle (0.07);</text:p>
          </table:table-cell>
        </table:table-row>
        <table:table-row table:style-name="ro1">
          <table:table-cell table:formula="of:=&quot;\fill[&quot;&amp;IF([$'Raw Data'.E3]=0;&quot;black&quot;;IF([$'Raw Data'.E3]=1;&quot;red&quot;;IF([$'Raw Data'.E3]=2;&quot;blue&quot;;IF([$'Raw Data'.E3]=3;&quot;orange&quot;;&quot;black&quot;))))&amp;&quot;] ({&quot;&amp;['Raw Data'.B3]&amp;&quot;/90.0*\textwidth*0.76},{&quot;&amp;['Raw Data'.F3]&amp;&quot;/1440.0*\textwidth*0.76*0.7692}) circle (0.07);&quot;" office:value-type="string" office:string-value="\fill[black] ({7/90.0*\textwidth*0.76},{303/1440.0*\textwidth*0.76*0.7692}) circle (0.07);" calcext:value-type="string">
            <text:p>\fill[black] ({7/90.0*\textwidth*0.76},{303/1440.0*\textwidth*0.76*0.7692}) circle (0.07);</text:p>
          </table:table-cell>
        </table:table-row>
        <table:table-row table:style-name="ro1">
          <table:table-cell table:formula="of:=&quot;\fill[&quot;&amp;IF([$'Raw Data'.E4]=0;&quot;black&quot;;IF([$'Raw Data'.E4]=1;&quot;red&quot;;IF([$'Raw Data'.E4]=2;&quot;blue&quot;;IF([$'Raw Data'.E4]=3;&quot;orange&quot;;&quot;black&quot;))))&amp;&quot;] ({&quot;&amp;['Raw Data'.B4]&amp;&quot;/90.0*\textwidth*0.76},{&quot;&amp;['Raw Data'.F4]&amp;&quot;/1440.0*\textwidth*0.76*0.7692}) circle (0.07);&quot;" office:value-type="string" office:string-value="\fill[black] ({8/90.0*\textwidth*0.76},{322/1440.0*\textwidth*0.76*0.7692}) circle (0.07);" calcext:value-type="string">
            <text:p>\fill[black] ({8/90.0*\textwidth*0.76},{322/1440.0*\textwidth*0.76*0.7692}) circle (0.07);</text:p>
          </table:table-cell>
        </table:table-row>
        <table:table-row table:style-name="ro1">
          <table:table-cell table:formula="of:=&quot;\fill[&quot;&amp;IF([$'Raw Data'.E5]=0;&quot;black&quot;;IF([$'Raw Data'.E5]=1;&quot;red&quot;;IF([$'Raw Data'.E5]=2;&quot;blue&quot;;IF([$'Raw Data'.E5]=3;&quot;orange&quot;;&quot;black&quot;))))&amp;&quot;] ({&quot;&amp;['Raw Data'.B5]&amp;&quot;/90.0*\textwidth*0.76},{&quot;&amp;['Raw Data'.F5]&amp;&quot;/1440.0*\textwidth*0.76*0.7692}) circle (0.07);&quot;" office:value-type="string" office:string-value="\fill[red] ({13/90.0*\textwidth*0.76},{401/1440.0*\textwidth*0.76*0.7692}) circle (0.07);" calcext:value-type="string">
            <text:p>\fill[red] ({13/90.0*\textwidth*0.76},{401/1440.0*\textwidth*0.76*0.7692}) circle (0.07);</text:p>
          </table:table-cell>
        </table:table-row>
        <table:table-row table:style-name="ro1">
          <table:table-cell table:formula="of:=&quot;\fill[&quot;&amp;IF([$'Raw Data'.E6]=0;&quot;black&quot;;IF([$'Raw Data'.E6]=1;&quot;red&quot;;IF([$'Raw Data'.E6]=2;&quot;blue&quot;;IF([$'Raw Data'.E6]=3;&quot;orange&quot;;&quot;black&quot;))))&amp;&quot;] ({&quot;&amp;['Raw Data'.B6]&amp;&quot;/90.0*\textwidth*0.76},{&quot;&amp;['Raw Data'.F6]&amp;&quot;/1440.0*\textwidth*0.76*0.7692}) circle (0.07);&quot;" office:value-type="string" office:string-value="\fill[red] ({14/90.0*\textwidth*0.76},{426/1440.0*\textwidth*0.76*0.7692}) circle (0.07);" calcext:value-type="string">
            <text:p>\fill[red] ({14/90.0*\textwidth*0.76},{426/1440.0*\textwidth*0.76*0.7692}) circle (0.07);</text:p>
          </table:table-cell>
        </table:table-row>
        <table:table-row table:style-name="ro1">
          <table:table-cell table:formula="of:=&quot;\fill[&quot;&amp;IF([$'Raw Data'.E7]=0;&quot;black&quot;;IF([$'Raw Data'.E7]=1;&quot;red&quot;;IF([$'Raw Data'.E7]=2;&quot;blue&quot;;IF([$'Raw Data'.E7]=3;&quot;orange&quot;;&quot;black&quot;))))&amp;&quot;] ({&quot;&amp;['Raw Data'.B7]&amp;&quot;/90.0*\textwidth*0.76},{&quot;&amp;['Raw Data'.F7]&amp;&quot;/1440.0*\textwidth*0.76*0.7692}) circle (0.07);&quot;" office:value-type="string" office:string-value="\fill[red] ({17/90.0*\textwidth*0.76},{414/1440.0*\textwidth*0.76*0.7692}) circle (0.07);" calcext:value-type="string">
            <text:p>\fill[red] ({17/90.0*\textwidth*0.76},{414/1440.0*\textwidth*0.76*0.7692}) circle (0.07);</text:p>
          </table:table-cell>
        </table:table-row>
        <table:table-row table:style-name="ro1">
          <table:table-cell table:formula="of:=&quot;\fill[&quot;&amp;IF([$'Raw Data'.E8]=0;&quot;black&quot;;IF([$'Raw Data'.E8]=1;&quot;red&quot;;IF([$'Raw Data'.E8]=2;&quot;blue&quot;;IF([$'Raw Data'.E8]=3;&quot;orange&quot;;&quot;black&quot;))))&amp;&quot;] ({&quot;&amp;['Raw Data'.B8]&amp;&quot;/90.0*\textwidth*0.76},{&quot;&amp;['Raw Data'.F8]&amp;&quot;/1440.0*\textwidth*0.76*0.7692}) circle (0.07);&quot;" office:value-type="string" office:string-value="\fill[red] ({20/90.0*\textwidth*0.76},{472/1440.0*\textwidth*0.76*0.7692}) circle (0.07);" calcext:value-type="string">
            <text:p>\fill[red] ({20/90.0*\textwidth*0.76},{472/1440.0*\textwidth*0.76*0.7692}) circle (0.07);</text:p>
          </table:table-cell>
        </table:table-row>
        <table:table-row table:style-name="ro1">
          <table:table-cell table:formula="of:=&quot;\fill[&quot;&amp;IF([$'Raw Data'.E9]=0;&quot;black&quot;;IF([$'Raw Data'.E9]=1;&quot;red&quot;;IF([$'Raw Data'.E9]=2;&quot;blue&quot;;IF([$'Raw Data'.E9]=3;&quot;orange&quot;;&quot;black&quot;))))&amp;&quot;] ({&quot;&amp;['Raw Data'.B9]&amp;&quot;/90.0*\textwidth*0.76},{&quot;&amp;['Raw Data'.F9]&amp;&quot;/1440.0*\textwidth*0.76*0.7692}) circle (0.07);&quot;" office:value-type="string" office:string-value="\fill[red] ({21/90.0*\textwidth*0.76},{525/1440.0*\textwidth*0.76*0.7692}) circle (0.07);" calcext:value-type="string">
            <text:p>\fill[red] ({21/90.0*\textwidth*0.76},{525/1440.0*\textwidth*0.76*0.7692}) circle (0.07);</text:p>
          </table:table-cell>
        </table:table-row>
        <table:table-row table:style-name="ro1">
          <table:table-cell table:formula="of:=&quot;\fill[&quot;&amp;IF([$'Raw Data'.E10]=0;&quot;black&quot;;IF([$'Raw Data'.E10]=1;&quot;red&quot;;IF([$'Raw Data'.E10]=2;&quot;blue&quot;;IF([$'Raw Data'.E10]=3;&quot;orange&quot;;&quot;black&quot;))))&amp;&quot;] ({&quot;&amp;['Raw Data'.B10]&amp;&quot;/90.0*\textwidth*0.76},{&quot;&amp;['Raw Data'.F10]&amp;&quot;/1440.0*\textwidth*0.76*0.7692}) circle (0.07);&quot;" office:value-type="string" office:string-value="\fill[red] ({23/90.0*\textwidth*0.76},{516/1440.0*\textwidth*0.76*0.7692}) circle (0.07);" calcext:value-type="string">
            <text:p>\fill[red] ({23/90.0*\textwidth*0.76},{516/1440.0*\textwidth*0.76*0.7692}) circle (0.07);</text:p>
          </table:table-cell>
        </table:table-row>
        <table:table-row table:style-name="ro1">
          <table:table-cell table:formula="of:=&quot;\fill[&quot;&amp;IF([$'Raw Data'.E11]=0;&quot;black&quot;;IF([$'Raw Data'.E11]=1;&quot;red&quot;;IF([$'Raw Data'.E11]=2;&quot;blue&quot;;IF([$'Raw Data'.E11]=3;&quot;orange&quot;;&quot;black&quot;))))&amp;&quot;] ({&quot;&amp;['Raw Data'.B11]&amp;&quot;/90.0*\textwidth*0.76},{&quot;&amp;['Raw Data'.F11]&amp;&quot;/1440.0*\textwidth*0.76*0.7692}) circle (0.07);&quot;" office:value-type="string" office:string-value="\fill[red] ({24/90.0*\textwidth*0.76},{512/1440.0*\textwidth*0.76*0.7692}) circle (0.07);" calcext:value-type="string">
            <text:p>\fill[red] ({24/90.0*\textwidth*0.76},{512/1440.0*\textwidth*0.76*0.7692}) circle (0.07);</text:p>
          </table:table-cell>
        </table:table-row>
        <table:table-row table:style-name="ro1">
          <table:table-cell table:formula="of:=&quot;\fill[&quot;&amp;IF([$'Raw Data'.E12]=0;&quot;black&quot;;IF([$'Raw Data'.E12]=1;&quot;red&quot;;IF([$'Raw Data'.E12]=2;&quot;blue&quot;;IF([$'Raw Data'.E12]=3;&quot;orange&quot;;&quot;black&quot;))))&amp;&quot;] ({&quot;&amp;['Raw Data'.B12]&amp;&quot;/90.0*\textwidth*0.76},{&quot;&amp;['Raw Data'.F12]&amp;&quot;/1440.0*\textwidth*0.76*0.7692}) circle (0.07);&quot;" office:value-type="string" office:string-value="\fill[red] ({25/90.0*\textwidth*0.76},{576/1440.0*\textwidth*0.76*0.7692}) circle (0.07);" calcext:value-type="string">
            <text:p>\fill[red] ({25/90.0*\textwidth*0.76},{576/1440.0*\textwidth*0.76*0.7692}) circle (0.07);</text:p>
          </table:table-cell>
        </table:table-row>
        <table:table-row table:style-name="ro1">
          <table:table-cell table:formula="of:=&quot;\fill[&quot;&amp;IF([$'Raw Data'.E13]=0;&quot;black&quot;;IF([$'Raw Data'.E13]=1;&quot;red&quot;;IF([$'Raw Data'.E13]=2;&quot;blue&quot;;IF([$'Raw Data'.E13]=3;&quot;orange&quot;;&quot;black&quot;))))&amp;&quot;] ({&quot;&amp;['Raw Data'.B13]&amp;&quot;/90.0*\textwidth*0.76},{&quot;&amp;['Raw Data'.F13]&amp;&quot;/1440.0*\textwidth*0.76*0.7692}) circle (0.07);&quot;" office:value-type="string" office:string-value="\fill[red] ({28/90.0*\textwidth*0.76},{599/1440.0*\textwidth*0.76*0.7692}) circle (0.07);" calcext:value-type="string">
            <text:p>\fill[red] ({28/90.0*\textwidth*0.76},{599/1440.0*\textwidth*0.76*0.7692}) circle (0.07);</text:p>
          </table:table-cell>
        </table:table-row>
        <table:table-row table:style-name="ro1">
          <table:table-cell table:formula="of:=&quot;\fill[&quot;&amp;IF([$'Raw Data'.E14]=0;&quot;black&quot;;IF([$'Raw Data'.E14]=1;&quot;red&quot;;IF([$'Raw Data'.E14]=2;&quot;blue&quot;;IF([$'Raw Data'.E14]=3;&quot;orange&quot;;&quot;black&quot;))))&amp;&quot;] ({&quot;&amp;['Raw Data'.B14]&amp;&quot;/90.0*\textwidth*0.76},{&quot;&amp;['Raw Data'.F14]&amp;&quot;/1440.0*\textwidth*0.76*0.7692}) circle (0.07);&quot;" office:value-type="string" office:string-value="\fill[red] ({30/90.0*\textwidth*0.76},{637/1440.0*\textwidth*0.76*0.7692}) circle (0.07);" calcext:value-type="string">
            <text:p>\fill[red] ({30/90.0*\textwidth*0.76},{637/1440.0*\textwidth*0.76*0.7692}) circle (0.07);</text:p>
          </table:table-cell>
        </table:table-row>
        <table:table-row table:style-name="ro1">
          <table:table-cell table:formula="of:=&quot;\fill[&quot;&amp;IF([$'Raw Data'.E15]=0;&quot;black&quot;;IF([$'Raw Data'.E15]=1;&quot;red&quot;;IF([$'Raw Data'.E15]=2;&quot;blue&quot;;IF([$'Raw Data'.E15]=3;&quot;orange&quot;;&quot;black&quot;))))&amp;&quot;] ({&quot;&amp;['Raw Data'.B15]&amp;&quot;/90.0*\textwidth*0.76},{&quot;&amp;['Raw Data'.F15]&amp;&quot;/1440.0*\textwidth*0.76*0.7692}) circle (0.07);&quot;" office:value-type="string" office:string-value="\fill[red] ({32/90.0*\textwidth*0.76},{614/1440.0*\textwidth*0.76*0.7692}) circle (0.07);" calcext:value-type="string">
            <text:p>\fill[red] ({32/90.0*\textwidth*0.76},{614/1440.0*\textwidth*0.76*0.7692}) circle (0.07);</text:p>
          </table:table-cell>
        </table:table-row>
        <table:table-row table:style-name="ro1">
          <table:table-cell table:formula="of:=&quot;\fill[&quot;&amp;IF([$'Raw Data'.E16]=0;&quot;black&quot;;IF([$'Raw Data'.E16]=1;&quot;red&quot;;IF([$'Raw Data'.E16]=2;&quot;blue&quot;;IF([$'Raw Data'.E16]=3;&quot;orange&quot;;&quot;black&quot;))))&amp;&quot;] ({&quot;&amp;['Raw Data'.B16]&amp;&quot;/90.0*\textwidth*0.76},{&quot;&amp;['Raw Data'.F16]&amp;&quot;/1440.0*\textwidth*0.76*0.7692}) circle (0.07);&quot;" office:value-type="string" office:string-value="\fill[red] ({36/90.0*\textwidth*0.76},{689/1440.0*\textwidth*0.76*0.7692}) circle (0.07);" calcext:value-type="string">
            <text:p>\fill[red] ({36/90.0*\textwidth*0.76},{689/1440.0*\textwidth*0.76*0.7692}) circle (0.07);</text:p>
          </table:table-cell>
        </table:table-row>
        <table:table-row table:style-name="ro1">
          <table:table-cell table:formula="of:=&quot;\fill[&quot;&amp;IF([$'Raw Data'.E17]=0;&quot;black&quot;;IF([$'Raw Data'.E17]=1;&quot;red&quot;;IF([$'Raw Data'.E17]=2;&quot;blue&quot;;IF([$'Raw Data'.E17]=3;&quot;orange&quot;;&quot;black&quot;))))&amp;&quot;] ({&quot;&amp;['Raw Data'.B17]&amp;&quot;/90.0*\textwidth*0.76},{&quot;&amp;['Raw Data'.F17]&amp;&quot;/1440.0*\textwidth*0.76*0.7692}) circle (0.07);&quot;" office:value-type="string" office:string-value="\fill[blue] ({41/90.0*\textwidth*0.76},{757/1440.0*\textwidth*0.76*0.7692}) circle (0.07);" calcext:value-type="string">
            <text:p>\fill[blue] ({41/90.0*\textwidth*0.76},{757/1440.0*\textwidth*0.76*0.7692}) circle (0.07);</text:p>
          </table:table-cell>
        </table:table-row>
        <table:table-row table:style-name="ro1">
          <table:table-cell table:formula="of:=&quot;\fill[&quot;&amp;IF([$'Raw Data'.E18]=0;&quot;black&quot;;IF([$'Raw Data'.E18]=1;&quot;red&quot;;IF([$'Raw Data'.E18]=2;&quot;blue&quot;;IF([$'Raw Data'.E18]=3;&quot;orange&quot;;&quot;black&quot;))))&amp;&quot;] ({&quot;&amp;['Raw Data'.B18]&amp;&quot;/90.0*\textwidth*0.76},{&quot;&amp;['Raw Data'.F18]&amp;&quot;/1440.0*\textwidth*0.76*0.7692}) circle (0.07);&quot;" office:value-type="string" office:string-value="\fill[blue] ({46/90.0*\textwidth*0.76},{805/1440.0*\textwidth*0.76*0.7692}) circle (0.07);" calcext:value-type="string">
            <text:p>\fill[blue] ({46/90.0*\textwidth*0.76},{805/1440.0*\textwidth*0.76*0.7692}) circle (0.07);</text:p>
          </table:table-cell>
        </table:table-row>
        <table:table-row table:style-name="ro1">
          <table:table-cell table:formula="of:=&quot;\fill[&quot;&amp;IF([$'Raw Data'.E19]=0;&quot;black&quot;;IF([$'Raw Data'.E19]=1;&quot;red&quot;;IF([$'Raw Data'.E19]=2;&quot;blue&quot;;IF([$'Raw Data'.E19]=3;&quot;orange&quot;;&quot;black&quot;))))&amp;&quot;] ({&quot;&amp;['Raw Data'.B19]&amp;&quot;/90.0*\textwidth*0.76},{&quot;&amp;['Raw Data'.F19]&amp;&quot;/1440.0*\textwidth*0.76*0.7692}) circle (0.07);&quot;" office:value-type="string" office:string-value="\fill[blue] ({49/90.0*\textwidth*0.76},{873/1440.0*\textwidth*0.76*0.7692}) circle (0.07);" calcext:value-type="string">
            <text:p>\fill[blue] ({49/90.0*\textwidth*0.76},{873/1440.0*\textwidth*0.76*0.7692}) circle (0.07);</text:p>
          </table:table-cell>
        </table:table-row>
        <table:table-row table:style-name="ro1">
          <table:table-cell table:formula="of:=&quot;\fill[&quot;&amp;IF([$'Raw Data'.E20]=0;&quot;black&quot;;IF([$'Raw Data'.E20]=1;&quot;red&quot;;IF([$'Raw Data'.E20]=2;&quot;blue&quot;;IF([$'Raw Data'.E20]=3;&quot;orange&quot;;&quot;black&quot;))))&amp;&quot;] ({&quot;&amp;['Raw Data'.B20]&amp;&quot;/90.0*\textwidth*0.76},{&quot;&amp;['Raw Data'.F20]&amp;&quot;/1440.0*\textwidth*0.76*0.7692}) circle (0.07);&quot;" office:value-type="string" office:string-value="\fill[blue] ({54/90.0*\textwidth*0.76},{949/1440.0*\textwidth*0.76*0.7692}) circle (0.07);" calcext:value-type="string">
            <text:p>\fill[blue] ({54/90.0*\textwidth*0.76},{949/1440.0*\textwidth*0.76*0.7692}) circle (0.07);</text:p>
          </table:table-cell>
        </table:table-row>
        <table:table-row table:style-name="ro1">
          <table:table-cell table:formula="of:=&quot;\fill[&quot;&amp;IF([$'Raw Data'.E21]=0;&quot;black&quot;;IF([$'Raw Data'.E21]=1;&quot;red&quot;;IF([$'Raw Data'.E21]=2;&quot;blue&quot;;IF([$'Raw Data'.E21]=3;&quot;orange&quot;;&quot;black&quot;))))&amp;&quot;] ({&quot;&amp;['Raw Data'.B21]&amp;&quot;/90.0*\textwidth*0.76},{&quot;&amp;['Raw Data'.F21]&amp;&quot;/1440.0*\textwidth*0.76*0.7692}) circle (0.07);&quot;" office:value-type="string" office:string-value="\fill[blue] ({55/90.0*\textwidth*0.76},{947/1440.0*\textwidth*0.76*0.7692}) circle (0.07);" calcext:value-type="string">
            <text:p>\fill[blue] ({55/90.0*\textwidth*0.76},{947/1440.0*\textwidth*0.76*0.7692}) circle (0.07);</text:p>
          </table:table-cell>
        </table:table-row>
        <table:table-row table:style-name="ro1">
          <table:table-cell table:formula="of:=&quot;\fill[&quot;&amp;IF([$'Raw Data'.E22]=0;&quot;black&quot;;IF([$'Raw Data'.E22]=1;&quot;red&quot;;IF([$'Raw Data'.E22]=2;&quot;blue&quot;;IF([$'Raw Data'.E22]=3;&quot;orange&quot;;&quot;black&quot;))))&amp;&quot;] ({&quot;&amp;['Raw Data'.B22]&amp;&quot;/90.0*\textwidth*0.76},{&quot;&amp;['Raw Data'.F22]&amp;&quot;/1440.0*\textwidth*0.76*0.7692}) circle (0.07);&quot;" office:value-type="string" office:string-value="\fill[blue] ({59/90.0*\textwidth*0.76},{1024/1440.0*\textwidth*0.76*0.7692}) circle (0.07);" calcext:value-type="string">
            <text:p>\fill[blue] ({59/90.0*\textwidth*0.76},{1024/1440.0*\textwidth*0.76*0.7692}) circle (0.07);</text:p>
          </table:table-cell>
        </table:table-row>
        <table:table-row table:style-name="ro1">
          <table:table-cell table:formula="of:=&quot;\fill[&quot;&amp;IF([$'Raw Data'.E23]=0;&quot;black&quot;;IF([$'Raw Data'.E23]=1;&quot;red&quot;;IF([$'Raw Data'.E23]=2;&quot;blue&quot;;IF([$'Raw Data'.E23]=3;&quot;orange&quot;;&quot;black&quot;))))&amp;&quot;] ({&quot;&amp;['Raw Data'.B23]&amp;&quot;/90.0*\textwidth*0.76},{&quot;&amp;['Raw Data'.F23]&amp;&quot;/1440.0*\textwidth*0.76*0.7692}) circle (0.07);&quot;" office:value-type="string" office:string-value="\fill[blue] ({62/90.0*\textwidth*0.76},{1052/1440.0*\textwidth*0.76*0.7692}) circle (0.07);" calcext:value-type="string">
            <text:p>\fill[blue] ({62/90.0*\textwidth*0.76},{1052/1440.0*\textwidth*0.76*0.7692}) circle (0.07);</text:p>
          </table:table-cell>
        </table:table-row>
        <table:table-row table:style-name="ro1">
          <table:table-cell table:formula="of:=&quot;\fill[&quot;&amp;IF([$'Raw Data'.E24]=0;&quot;black&quot;;IF([$'Raw Data'.E24]=1;&quot;red&quot;;IF([$'Raw Data'.E24]=2;&quot;blue&quot;;IF([$'Raw Data'.E24]=3;&quot;orange&quot;;&quot;black&quot;))))&amp;&quot;] ({&quot;&amp;['Raw Data'.B24]&amp;&quot;/90.0*\textwidth*0.76},{&quot;&amp;['Raw Data'.F24]&amp;&quot;/1440.0*\textwidth*0.76*0.7692}) circle (0.07);&quot;" office:value-type="string" office:string-value="\fill[orange] ({66/90.0*\textwidth*0.76},{1081/1440.0*\textwidth*0.76*0.7692}) circle (0.07);" calcext:value-type="string">
            <text:p>\fill[orange] ({66/90.0*\textwidth*0.76},{1081/1440.0*\textwidth*0.76*0.7692}) circle (0.07);</text:p>
          </table:table-cell>
        </table:table-row>
        <table:table-row table:style-name="ro1">
          <table:table-cell table:formula="of:=&quot;\fill[&quot;&amp;IF([$'Raw Data'.E25]=0;&quot;black&quot;;IF([$'Raw Data'.E25]=1;&quot;red&quot;;IF([$'Raw Data'.E25]=2;&quot;blue&quot;;IF([$'Raw Data'.E25]=3;&quot;orange&quot;;&quot;black&quot;))))&amp;&quot;] ({&quot;&amp;['Raw Data'.B25]&amp;&quot;/90.0*\textwidth*0.76},{&quot;&amp;['Raw Data'.F25]&amp;&quot;/1440.0*\textwidth*0.76*0.7692}) circle (0.07);&quot;" office:value-type="string" office:string-value="\fill[orange] ({71/90.0*\textwidth*0.76},{1148/1440.0*\textwidth*0.76*0.7692}) circle (0.07);" calcext:value-type="string">
            <text:p>\fill[orange] ({71/90.0*\textwidth*0.76},{1148/1440.0*\textwidth*0.76*0.7692}) circle (0.07);</text:p>
          </table:table-cell>
        </table:table-row>
        <table:table-row table:style-name="ro1">
          <table:table-cell table:formula="of:=&quot;\fill[&quot;&amp;IF([$'Raw Data'.E26]=0;&quot;black&quot;;IF([$'Raw Data'.E26]=1;&quot;red&quot;;IF([$'Raw Data'.E26]=2;&quot;blue&quot;;IF([$'Raw Data'.E26]=3;&quot;orange&quot;;&quot;black&quot;))))&amp;&quot;] ({&quot;&amp;['Raw Data'.B26]&amp;&quot;/90.0*\textwidth*0.76},{&quot;&amp;['Raw Data'.F26]&amp;&quot;/1440.0*\textwidth*0.76*0.7692}) circle (0.07);&quot;" office:value-type="string" office:string-value="\fill[orange] ({76/90.0*\textwidth*0.76},{1211/1440.0*\textwidth*0.76*0.7692}) circle (0.07);" calcext:value-type="string">
            <text:p>\fill[orange] ({76/90.0*\textwidth*0.76},{1211/1440.0*\textwidth*0.76*0.7692}) circle (0.07);</text:p>
          </table:table-cell>
        </table:table-row>
        <table:table-row table:style-name="ro1">
          <table:table-cell table:formula="of:=&quot;\fill[&quot;&amp;IF([$'Raw Data'.E27]=0;&quot;black&quot;;IF([$'Raw Data'.E27]=1;&quot;red&quot;;IF([$'Raw Data'.E27]=2;&quot;blue&quot;;IF([$'Raw Data'.E27]=3;&quot;orange&quot;;&quot;black&quot;))))&amp;&quot;] ({&quot;&amp;['Raw Data'.B27]&amp;&quot;/90.0*\textwidth*0.76},{&quot;&amp;['Raw Data'.F27]&amp;&quot;/1440.0*\textwidth*0.76*0.7692}) circle (0.07);&quot;" office:value-type="string" office:string-value="\fill[orange] ({81/90.0*\textwidth*0.76},{1291/1440.0*\textwidth*0.76*0.7692}) circle (0.07);" calcext:value-type="string">
            <text:p>\fill[orange] ({81/90.0*\textwidth*0.76},{1291/1440.0*\textwidth*0.76*0.7692}) circle (0.07);</text:p>
          </table:table-cell>
        </table:table-row>
      </table:table>
      <table:table table:name="Table 1" table:style-name="ta1">
        <table:table-column table:style-name="co2" table:default-cell-style-name="Default"/>
        <table:table-row table:style-name="ro1">
          <table:table-cell table:formula="of:=TEXT(['Raw Data'.A2];&quot;MMM DD&quot;)&amp;&quot; &amp; &quot;&amp;['Raw Data'.B2]&amp;&quot; &amp; &quot;&amp;['Raw Data'.D2]&amp;&quot; &amp; &quot;&amp;TEXT(['Raw Data'.A15];&quot;MMM DD&quot;)&amp;&quot; &amp; &quot;&amp;['Raw Data'.B15]&amp;&quot; &amp; &quot;&amp;['Raw Data'.D15]&amp;&quot; \\&quot;" office:value-type="string" office:string-value="Dec 26 &amp; 0 &amp; 220 &amp; Jan 27 &amp; 32 &amp; 254 \\" calcext:value-type="string">
            <text:p>Dec 26 &amp; 0 &amp; 220 &amp; Jan 27 &amp; 32 &amp; 254 \\</text:p>
          </table:table-cell>
        </table:table-row>
        <table:table-row table:style-name="ro1">
          <table:table-cell table:formula="of:=TEXT(['Raw Data'.A3];&quot;MMM DD&quot;)&amp;&quot; &amp; &quot;&amp;['Raw Data'.B3]&amp;&quot; &amp; &quot;&amp;['Raw Data'.D3]&amp;&quot; &amp; &quot;&amp;TEXT(['Raw Data'.A16];&quot;MMM DD&quot;)&amp;&quot; &amp; &quot;&amp;['Raw Data'.B16]&amp;&quot; &amp; &quot;&amp;['Raw Data'.D16]&amp;&quot; \\&quot;" office:value-type="string" office:string-value="Jan 02 &amp; 7 &amp; 303 &amp; Jan 31 &amp; 36 &amp; 329 \\" calcext:value-type="string">
            <text:p>Jan 02 &amp; 7 &amp; 303 &amp; Jan 31 &amp; 36 &amp; 329 \\</text:p>
          </table:table-cell>
        </table:table-row>
        <table:table-row table:style-name="ro1">
          <table:table-cell table:formula="of:=TEXT(['Raw Data'.A4];&quot;MMM DD&quot;)&amp;&quot; &amp; &quot;&amp;['Raw Data'.B4]&amp;&quot; &amp; &quot;&amp;['Raw Data'.D4]&amp;&quot; &amp; &quot;&amp;TEXT(['Raw Data'.A17];&quot;MMM DD&quot;)&amp;&quot; &amp; &quot;&amp;['Raw Data'.B17]&amp;&quot; &amp; &quot;&amp;['Raw Data'.D17]&amp;&quot; \\&quot;" office:value-type="string" office:string-value="Jan 03 &amp; 8 &amp; 322 &amp; Feb 05 &amp; 41 &amp; 37 \\" calcext:value-type="string">
            <text:p>Jan 03 &amp; 8 &amp; 322 &amp; Feb 05 &amp; 41 &amp; 37 \\</text:p>
          </table:table-cell>
        </table:table-row>
        <table:table-row table:style-name="ro1">
          <table:table-cell table:formula="of:=TEXT(['Raw Data'.A5];&quot;MMM DD&quot;)&amp;&quot; &amp; &quot;&amp;['Raw Data'.B5]&amp;&quot; &amp; &quot;&amp;['Raw Data'.D5]&amp;&quot; &amp; &quot;&amp;TEXT(['Raw Data'.A18];&quot;MMM DD&quot;)&amp;&quot; &amp; &quot;&amp;['Raw Data'.B18]&amp;&quot; &amp; &quot;&amp;['Raw Data'.D18]&amp;&quot; \\&quot;" office:value-type="string" office:string-value="Jan 08 &amp; 13 &amp; 41 &amp; Feb 10 &amp; 46 &amp; 85 \\" calcext:value-type="string">
            <text:p>Jan 08 &amp; 13 &amp; 41 &amp; Feb 10 &amp; 46 &amp; 85 \\</text:p>
          </table:table-cell>
        </table:table-row>
        <table:table-row table:style-name="ro1">
          <table:table-cell table:formula="of:=TEXT(['Raw Data'.A6];&quot;MMM DD&quot;)&amp;&quot; &amp; &quot;&amp;['Raw Data'.B6]&amp;&quot; &amp; &quot;&amp;['Raw Data'.D6]&amp;&quot; &amp; &quot;&amp;TEXT(['Raw Data'.A19];&quot;MMM DD&quot;)&amp;&quot; &amp; &quot;&amp;['Raw Data'.B19]&amp;&quot; &amp; &quot;&amp;['Raw Data'.D19]&amp;&quot; \\&quot;" office:value-type="string" office:string-value="Jan 09 &amp; 14 &amp; 66 &amp; Feb 13 &amp; 49 &amp; 153 \\" calcext:value-type="string">
            <text:p>Jan 09 &amp; 14 &amp; 66 &amp; Feb 13 &amp; 49 &amp; 153 \\</text:p>
          </table:table-cell>
        </table:table-row>
        <table:table-row table:style-name="ro1">
          <table:table-cell table:formula="of:=TEXT(['Raw Data'.A7];&quot;MMM DD&quot;)&amp;&quot; &amp; &quot;&amp;['Raw Data'.B7]&amp;&quot; &amp; &quot;&amp;['Raw Data'.D7]&amp;&quot; &amp; &quot;&amp;TEXT(['Raw Data'.A20];&quot;MMM DD&quot;)&amp;&quot; &amp; &quot;&amp;['Raw Data'.B20]&amp;&quot; &amp; &quot;&amp;['Raw Data'.D20]&amp;&quot; \\&quot;" office:value-type="string" office:string-value="Jan 12 &amp; 17 &amp; 54 &amp; Feb 18 &amp; 54 &amp; 229 \\" calcext:value-type="string">
            <text:p>Jan 12 &amp; 17 &amp; 54 &amp; Feb 18 &amp; 54 &amp; 229 \\</text:p>
          </table:table-cell>
        </table:table-row>
        <table:table-row table:style-name="ro1">
          <table:table-cell table:formula="of:=TEXT(['Raw Data'.A8];&quot;MMM DD&quot;)&amp;&quot; &amp; &quot;&amp;['Raw Data'.B8]&amp;&quot; &amp; &quot;&amp;['Raw Data'.D8]&amp;&quot; &amp; &quot;&amp;TEXT(['Raw Data'.A21];&quot;MMM DD&quot;)&amp;&quot; &amp; &quot;&amp;['Raw Data'.B21]&amp;&quot; &amp; &quot;&amp;['Raw Data'.D21]&amp;&quot; \\&quot;" office:value-type="string" office:string-value="Jan 15 &amp; 20 &amp; 112 &amp; Feb 19 &amp; 55 &amp; 227 \\" calcext:value-type="string">
            <text:p>Jan 15 &amp; 20 &amp; 112 &amp; Feb 19 &amp; 55 &amp; 227 \\</text:p>
          </table:table-cell>
        </table:table-row>
        <table:table-row table:style-name="ro1">
          <table:table-cell table:formula="of:=TEXT(['Raw Data'.A9];&quot;MMM DD&quot;)&amp;&quot; &amp; &quot;&amp;['Raw Data'.B9]&amp;&quot; &amp; &quot;&amp;['Raw Data'.D9]&amp;&quot; &amp; &quot;&amp;TEXT(['Raw Data'.A22];&quot;MMM DD&quot;)&amp;&quot; &amp; &quot;&amp;['Raw Data'.B22]&amp;&quot; &amp; &quot;&amp;['Raw Data'.D22]&amp;&quot; \\&quot;" office:value-type="string" office:string-value="Jan 16 &amp; 21 &amp; 165 &amp; Feb 23 &amp; 59 &amp; 304 \\" calcext:value-type="string">
            <text:p>Jan 16 &amp; 21 &amp; 165 &amp; Feb 23 &amp; 59 &amp; 304 \\</text:p>
          </table:table-cell>
        </table:table-row>
        <table:table-row table:style-name="ro1">
          <table:table-cell table:formula="of:=TEXT(['Raw Data'.A10];&quot;MMM DD&quot;)&amp;&quot; &amp; &quot;&amp;['Raw Data'.B10]&amp;&quot; &amp; &quot;&amp;['Raw Data'.D10]&amp;&quot; &amp; &quot;&amp;TEXT(['Raw Data'.A23];&quot;MMM DD&quot;)&amp;&quot; &amp; &quot;&amp;['Raw Data'.B23]&amp;&quot; &amp; &quot;&amp;['Raw Data'.D23]&amp;&quot; \\&quot;" office:value-type="string" office:string-value="Jan 18 &amp; 23 &amp; 156 &amp; Feb 26 &amp; 62 &amp; 332 \\" calcext:value-type="string">
            <text:p>Jan 18 &amp; 23 &amp; 156 &amp; Feb 26 &amp; 62 &amp; 332 \\</text:p>
          </table:table-cell>
        </table:table-row>
        <table:table-row table:style-name="ro1">
          <table:table-cell table:formula="of:=TEXT(['Raw Data'.A11];&quot;MMM DD&quot;)&amp;&quot; &amp; &quot;&amp;['Raw Data'.B11]&amp;&quot; &amp; &quot;&amp;['Raw Data'.D11]&amp;&quot; &amp; &quot;&amp;TEXT(['Raw Data'.A24];&quot;MMM DD&quot;)&amp;&quot; &amp; &quot;&amp;['Raw Data'.B24]&amp;&quot; &amp; &quot;&amp;['Raw Data'.D24]&amp;&quot; \\&quot;" office:value-type="string" office:string-value="Jan 19 &amp; 24 &amp; 152 &amp; Mar 02 &amp; 66 &amp; 1 \\" calcext:value-type="string">
            <text:p>Jan 19 &amp; 24 &amp; 152 &amp; Mar 02 &amp; 66 &amp; 1 \\</text:p>
          </table:table-cell>
        </table:table-row>
        <table:table-row table:style-name="ro1">
          <table:table-cell table:formula="of:=TEXT(['Raw Data'.A12];&quot;MMM DD&quot;)&amp;&quot; &amp; &quot;&amp;['Raw Data'.B12]&amp;&quot; &amp; &quot;&amp;['Raw Data'.D12]&amp;&quot; &amp; &quot;&amp;TEXT(['Raw Data'.A25];&quot;MMM DD&quot;)&amp;&quot; &amp; &quot;&amp;['Raw Data'.B25]&amp;&quot; &amp; &quot;&amp;['Raw Data'.D25]&amp;&quot; \\&quot;" office:value-type="string" office:string-value="Jan 20 &amp; 25 &amp; 216 &amp; Mar 07 &amp; 71 &amp; 68 \\" calcext:value-type="string">
            <text:p>Jan 20 &amp; 25 &amp; 216 &amp; Mar 07 &amp; 71 &amp; 68 \\</text:p>
          </table:table-cell>
        </table:table-row>
        <table:table-row table:style-name="ro1">
          <table:table-cell table:formula="of:=TEXT(['Raw Data'.A13];&quot;MMM DD&quot;)&amp;&quot; &amp; &quot;&amp;['Raw Data'.B13]&amp;&quot; &amp; &quot;&amp;['Raw Data'.D13]&amp;&quot; &amp; &quot;&amp;TEXT(['Raw Data'.A26];&quot;MMM DD&quot;)&amp;&quot; &amp; &quot;&amp;['Raw Data'.B26]&amp;&quot; &amp; &quot;&amp;['Raw Data'.D26]&amp;&quot; \\&quot;" office:value-type="string" office:string-value="Jan 23 &amp; 28 &amp; 239 &amp; Mar 12 &amp; 76 &amp; 131 \\" calcext:value-type="string">
            <text:p>Jan 23 &amp; 28 &amp; 239 &amp; Mar 12 &amp; 76 &amp; 131 \\</text:p>
          </table:table-cell>
        </table:table-row>
        <table:table-row table:style-name="ro1">
          <table:table-cell table:formula="of:=TEXT(['Raw Data'.A14];&quot;MMM DD&quot;)&amp;&quot; &amp; &quot;&amp;['Raw Data'.B14]&amp;&quot; &amp; &quot;&amp;['Raw Data'.D14]&amp;&quot; &amp; &quot;&amp;TEXT(['Raw Data'.A27];&quot;MMM DD&quot;)&amp;&quot; &amp; &quot;&amp;['Raw Data'.B27]&amp;&quot; &amp; &quot;&amp;['Raw Data'.D27]&amp;&quot; \\&quot;" office:value-type="string" office:string-value="Jan 25 &amp; 30 &amp; 277 &amp; Mar 17 &amp; 81 &amp; 211 \\" calcext:value-type="string">
            <text:p>Jan 25 &amp; 30 &amp; 277 &amp; Mar 17 &amp; 81 &amp; 211 \\</text:p>
          </table:table-cell>
        </table:table-row>
      </table:table>
      <table:table table:name="Table 2" table:style-name="ta1">
        <table:table-column table:style-name="co2" table:default-cell-style-name="ce2"/>
        <table:table-row table:style-name="ro1">
          <table:table-cell table:formula="of:=TEXT(['Raw Data'.A2];&quot;MMM DD&quot;)&amp;&quot; &amp; &quot;&amp;['Raw Data'.B2]&amp;&quot; &amp; &quot;&amp;['Raw Data'.D2]&amp;&quot; &amp; &quot;&amp;['Raw Data'.F2]&amp;&quot; &amp; &quot;&amp;TEXT(['Raw Data'.A15];&quot;MMM DD&quot;)&amp;&quot; &amp; &quot;&amp;['Raw Data'.B15]&amp;&quot; &amp; &quot;&amp;['Raw Data'.D15]&amp;&quot; &amp; &quot;&amp;['Raw Data'.F15]&amp;&quot;\\&quot;" office:value-type="string" office:string-value="Dec 26 &amp; 0 &amp; 220 &amp; 220 &amp; Jan 27 &amp; 32 &amp; 254 &amp; 614\\" calcext:value-type="string">
            <text:p>Dec 26 &amp; 0 &amp; 220 &amp; 220 &amp; Jan 27 &amp; 32 &amp; 254 &amp; 614\\</text:p>
          </table:table-cell>
        </table:table-row>
        <table:table-row table:style-name="ro1">
          <table:table-cell table:formula="of:=TEXT(['Raw Data'.A3];&quot;MMM DD&quot;)&amp;&quot; &amp; &quot;&amp;['Raw Data'.B3]&amp;&quot; &amp; &quot;&amp;['Raw Data'.D3]&amp;&quot; &amp; &quot;&amp;['Raw Data'.F3]&amp;&quot; &amp; &quot;&amp;TEXT(['Raw Data'.A16];&quot;MMM DD&quot;)&amp;&quot; &amp; &quot;&amp;['Raw Data'.B16]&amp;&quot; &amp; &quot;&amp;['Raw Data'.D16]&amp;&quot; &amp; &quot;&amp;['Raw Data'.F16]&amp;&quot;\\&quot;" office:value-type="string" office:string-value="Jan 02 &amp; 7 &amp; 303 &amp; 303 &amp; Jan 31 &amp; 36 &amp; 329 &amp; 689\\" calcext:value-type="string">
            <text:p>Jan 02 &amp; 7 &amp; 303 &amp; 303 &amp; Jan 31 &amp; 36 &amp; 329 &amp; 689\\</text:p>
          </table:table-cell>
        </table:table-row>
        <table:table-row table:style-name="ro1">
          <table:table-cell table:formula="of:=TEXT(['Raw Data'.A4];&quot;MMM DD&quot;)&amp;&quot; &amp; &quot;&amp;['Raw Data'.B4]&amp;&quot; &amp; &quot;&amp;['Raw Data'.D4]&amp;&quot; &amp; &quot;&amp;['Raw Data'.F4]&amp;&quot; &amp; &quot;&amp;TEXT(['Raw Data'.A17];&quot;MMM DD&quot;)&amp;&quot; &amp; &quot;&amp;['Raw Data'.B17]&amp;&quot; &amp; &quot;&amp;['Raw Data'.D17]&amp;&quot; &amp; &quot;&amp;['Raw Data'.F17]&amp;&quot;\\&quot;" office:value-type="string" office:string-value="Jan 03 &amp; 8 &amp; 322 &amp; 322 &amp; Feb 05 &amp; 41 &amp; 37 &amp; 757\\" calcext:value-type="string">
            <text:p>Jan 03 &amp; 8 &amp; 322 &amp; 322 &amp; Feb 05 &amp; 41 &amp; 37 &amp; 757\\</text:p>
          </table:table-cell>
        </table:table-row>
        <table:table-row table:style-name="ro1">
          <table:table-cell table:formula="of:=TEXT(['Raw Data'.A5];&quot;MMM DD&quot;)&amp;&quot; &amp; &quot;&amp;['Raw Data'.B5]&amp;&quot; &amp; &quot;&amp;['Raw Data'.D5]&amp;&quot; &amp; &quot;&amp;['Raw Data'.F5]&amp;&quot; &amp; &quot;&amp;TEXT(['Raw Data'.A18];&quot;MMM DD&quot;)&amp;&quot; &amp; &quot;&amp;['Raw Data'.B18]&amp;&quot; &amp; &quot;&amp;['Raw Data'.D18]&amp;&quot; &amp; &quot;&amp;['Raw Data'.F18]&amp;&quot;\\&quot;" office:value-type="string" office:string-value="Jan 08 &amp; 13 &amp; 41 &amp; 401 &amp; Feb 10 &amp; 46 &amp; 85 &amp; 805\\" calcext:value-type="string">
            <text:p>Jan 08 &amp; 13 &amp; 41 &amp; 401 &amp; Feb 10 &amp; 46 &amp; 85 &amp; 805\\</text:p>
          </table:table-cell>
        </table:table-row>
        <table:table-row table:style-name="ro1">
          <table:table-cell table:formula="of:=TEXT(['Raw Data'.A6];&quot;MMM DD&quot;)&amp;&quot; &amp; &quot;&amp;['Raw Data'.B6]&amp;&quot; &amp; &quot;&amp;['Raw Data'.D6]&amp;&quot; &amp; &quot;&amp;['Raw Data'.F6]&amp;&quot; &amp; &quot;&amp;TEXT(['Raw Data'.A19];&quot;MMM DD&quot;)&amp;&quot; &amp; &quot;&amp;['Raw Data'.B19]&amp;&quot; &amp; &quot;&amp;['Raw Data'.D19]&amp;&quot; &amp; &quot;&amp;['Raw Data'.F19]&amp;&quot;\\&quot;" office:value-type="string" office:string-value="Jan 09 &amp; 14 &amp; 66 &amp; 426 &amp; Feb 13 &amp; 49 &amp; 153 &amp; 873\\" calcext:value-type="string">
            <text:p>Jan 09 &amp; 14 &amp; 66 &amp; 426 &amp; Feb 13 &amp; 49 &amp; 153 &amp; 873\\</text:p>
          </table:table-cell>
        </table:table-row>
        <table:table-row table:style-name="ro1">
          <table:table-cell table:formula="of:=TEXT(['Raw Data'.A7];&quot;MMM DD&quot;)&amp;&quot; &amp; &quot;&amp;['Raw Data'.B7]&amp;&quot; &amp; &quot;&amp;['Raw Data'.D7]&amp;&quot; &amp; &quot;&amp;['Raw Data'.F7]&amp;&quot; &amp; &quot;&amp;TEXT(['Raw Data'.A20];&quot;MMM DD&quot;)&amp;&quot; &amp; &quot;&amp;['Raw Data'.B20]&amp;&quot; &amp; &quot;&amp;['Raw Data'.D20]&amp;&quot; &amp; &quot;&amp;['Raw Data'.F20]&amp;&quot;\\&quot;" office:value-type="string" office:string-value="Jan 12 &amp; 17 &amp; 54 &amp; 414 &amp; Feb 18 &amp; 54 &amp; 229 &amp; 949\\" calcext:value-type="string">
            <text:p>Jan 12 &amp; 17 &amp; 54 &amp; 414 &amp; Feb 18 &amp; 54 &amp; 229 &amp; 949\\</text:p>
          </table:table-cell>
        </table:table-row>
        <table:table-row table:style-name="ro1">
          <table:table-cell table:formula="of:=TEXT(['Raw Data'.A8];&quot;MMM DD&quot;)&amp;&quot; &amp; &quot;&amp;['Raw Data'.B8]&amp;&quot; &amp; &quot;&amp;['Raw Data'.D8]&amp;&quot; &amp; &quot;&amp;['Raw Data'.F8]&amp;&quot; &amp; &quot;&amp;TEXT(['Raw Data'.A21];&quot;MMM DD&quot;)&amp;&quot; &amp; &quot;&amp;['Raw Data'.B21]&amp;&quot; &amp; &quot;&amp;['Raw Data'.D21]&amp;&quot; &amp; &quot;&amp;['Raw Data'.F21]&amp;&quot;\\&quot;" office:value-type="string" office:string-value="Jan 15 &amp; 20 &amp; 112 &amp; 472 &amp; Feb 19 &amp; 55 &amp; 227 &amp; 947\\" calcext:value-type="string">
            <text:p>Jan 15 &amp; 20 &amp; 112 &amp; 472 &amp; Feb 19 &amp; 55 &amp; 227 &amp; 947\\</text:p>
          </table:table-cell>
        </table:table-row>
        <table:table-row table:style-name="ro1">
          <table:table-cell table:formula="of:=TEXT(['Raw Data'.A9];&quot;MMM DD&quot;)&amp;&quot; &amp; &quot;&amp;['Raw Data'.B9]&amp;&quot; &amp; &quot;&amp;['Raw Data'.D9]&amp;&quot; &amp; &quot;&amp;['Raw Data'.F9]&amp;&quot; &amp; &quot;&amp;TEXT(['Raw Data'.A22];&quot;MMM DD&quot;)&amp;&quot; &amp; &quot;&amp;['Raw Data'.B22]&amp;&quot; &amp; &quot;&amp;['Raw Data'.D22]&amp;&quot; &amp; &quot;&amp;['Raw Data'.F22]&amp;&quot;\\&quot;" office:value-type="string" office:string-value="Jan 16 &amp; 21 &amp; 165 &amp; 525 &amp; Feb 23 &amp; 59 &amp; 304 &amp; 1024\\" calcext:value-type="string">
            <text:p>Jan 16 &amp; 21 &amp; 165 &amp; 525 &amp; Feb 23 &amp; 59 &amp; 304 &amp; 1024\\</text:p>
          </table:table-cell>
        </table:table-row>
        <table:table-row table:style-name="ro1">
          <table:table-cell table:formula="of:=TEXT(['Raw Data'.A10];&quot;MMM DD&quot;)&amp;&quot; &amp; &quot;&amp;['Raw Data'.B10]&amp;&quot; &amp; &quot;&amp;['Raw Data'.D10]&amp;&quot; &amp; &quot;&amp;['Raw Data'.F10]&amp;&quot; &amp; &quot;&amp;TEXT(['Raw Data'.A23];&quot;MMM DD&quot;)&amp;&quot; &amp; &quot;&amp;['Raw Data'.B23]&amp;&quot; &amp; &quot;&amp;['Raw Data'.D23]&amp;&quot; &amp; &quot;&amp;['Raw Data'.F23]&amp;&quot;\\&quot;" office:value-type="string" office:string-value="Jan 18 &amp; 23 &amp; 156 &amp; 516 &amp; Feb 26 &amp; 62 &amp; 332 &amp; 1052\\" calcext:value-type="string">
            <text:p>Jan 18 &amp; 23 &amp; 156 &amp; 516 &amp; Feb 26 &amp; 62 &amp; 332 &amp; 1052\\</text:p>
          </table:table-cell>
        </table:table-row>
        <table:table-row table:style-name="ro1">
          <table:table-cell table:formula="of:=TEXT(['Raw Data'.A11];&quot;MMM DD&quot;)&amp;&quot; &amp; &quot;&amp;['Raw Data'.B11]&amp;&quot; &amp; &quot;&amp;['Raw Data'.D11]&amp;&quot; &amp; &quot;&amp;['Raw Data'.F11]&amp;&quot; &amp; &quot;&amp;TEXT(['Raw Data'.A24];&quot;MMM DD&quot;)&amp;&quot; &amp; &quot;&amp;['Raw Data'.B24]&amp;&quot; &amp; &quot;&amp;['Raw Data'.D24]&amp;&quot; &amp; &quot;&amp;['Raw Data'.F24]&amp;&quot;\\&quot;" office:value-type="string" office:string-value="Jan 19 &amp; 24 &amp; 152 &amp; 512 &amp; Mar 02 &amp; 66 &amp; 1 &amp; 1081\\" calcext:value-type="string">
            <text:p>Jan 19 &amp; 24 &amp; 152 &amp; 512 &amp; Mar 02 &amp; 66 &amp; 1 &amp; 1081\\</text:p>
          </table:table-cell>
        </table:table-row>
        <table:table-row table:style-name="ro1">
          <table:table-cell table:formula="of:=TEXT(['Raw Data'.A12];&quot;MMM DD&quot;)&amp;&quot; &amp; &quot;&amp;['Raw Data'.B12]&amp;&quot; &amp; &quot;&amp;['Raw Data'.D12]&amp;&quot; &amp; &quot;&amp;['Raw Data'.F12]&amp;&quot; &amp; &quot;&amp;TEXT(['Raw Data'.A25];&quot;MMM DD&quot;)&amp;&quot; &amp; &quot;&amp;['Raw Data'.B25]&amp;&quot; &amp; &quot;&amp;['Raw Data'.D25]&amp;&quot; &amp; &quot;&amp;['Raw Data'.F25]&amp;&quot;\\&quot;" office:value-type="string" office:string-value="Jan 20 &amp; 25 &amp; 216 &amp; 576 &amp; Mar 07 &amp; 71 &amp; 68 &amp; 1148\\" calcext:value-type="string">
            <text:p>Jan 20 &amp; 25 &amp; 216 &amp; 576 &amp; Mar 07 &amp; 71 &amp; 68 &amp; 1148\\</text:p>
          </table:table-cell>
        </table:table-row>
        <table:table-row table:style-name="ro1">
          <table:table-cell table:formula="of:=TEXT(['Raw Data'.A13];&quot;MMM DD&quot;)&amp;&quot; &amp; &quot;&amp;['Raw Data'.B13]&amp;&quot; &amp; &quot;&amp;['Raw Data'.D13]&amp;&quot; &amp; &quot;&amp;['Raw Data'.F13]&amp;&quot; &amp; &quot;&amp;TEXT(['Raw Data'.A26];&quot;MMM DD&quot;)&amp;&quot; &amp; &quot;&amp;['Raw Data'.B26]&amp;&quot; &amp; &quot;&amp;['Raw Data'.D26]&amp;&quot; &amp; &quot;&amp;['Raw Data'.F26]&amp;&quot;\\&quot;" office:value-type="string" office:string-value="Jan 23 &amp; 28 &amp; 239 &amp; 599 &amp; Mar 12 &amp; 76 &amp; 131 &amp; 1211\\" calcext:value-type="string">
            <text:p>Jan 23 &amp; 28 &amp; 239 &amp; 599 &amp; Mar 12 &amp; 76 &amp; 131 &amp; 1211\\</text:p>
          </table:table-cell>
        </table:table-row>
        <table:table-row table:style-name="ro1">
          <table:table-cell table:formula="of:=TEXT(['Raw Data'.A14];&quot;MMM DD&quot;)&amp;&quot; &amp; &quot;&amp;['Raw Data'.B14]&amp;&quot; &amp; &quot;&amp;['Raw Data'.D14]&amp;&quot; &amp; &quot;&amp;['Raw Data'.F14]&amp;&quot; &amp; &quot;&amp;TEXT(['Raw Data'.A27];&quot;MMM DD&quot;)&amp;&quot; &amp; &quot;&amp;['Raw Data'.B27]&amp;&quot; &amp; &quot;&amp;['Raw Data'.D27]&amp;&quot; &amp; &quot;&amp;['Raw Data'.F27]&amp;&quot;\\&quot;" office:value-type="string" office:string-value="Jan 25 &amp; 30 &amp; 277 &amp; 637 &amp; Mar 17 &amp; 81 &amp; 211 &amp; 1291\\" calcext:value-type="string">
            <text:p>Jan 25 &amp; 30 &amp; 277 &amp; 637 &amp; Mar 17 &amp; 81 &amp; 211 &amp; 1291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4:26:22.357508363</meta:creation-date>
    <dc:date>2019-12-18T17:05:40.237131936</dc:date>
    <meta:editing-duration>PT2H5M23S</meta:editing-duration>
    <meta:editing-cycles>11</meta:editing-cycles>
    <meta:generator>LibreOffice/6.2.8.2$Linux_X86_64 LibreOffice_project/20$Build-2</meta:generator>
    <meta:document-statistic meta:table-count="5" meta:cell-count="2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629cm" svg:y="4.203cm" style:legend-expansion="high" chart:style-name="ch2"/>
        <chart:plot-area chart:style-name="ch3" table:cell-range-address="'Raw Data'.B1:'Raw Data'.B27 'Raw Data'.D1:'Raw Data'.D27" chart:data-source-has-labels="row" svg:x="0.319cm" svg:y="0.18cm" svg:width="12.991cm" svg:height="8.645cm">
          <chartooo:coordinate-region svg:x="1.126cm" svg:y="0.379cm" svg:width="11.99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w Data'.D2:'Raw Data'.D27" chart:label-cell-address="'Raw Data'.D1:'Raw Data'.D1" chart:class="chart:scatter">
            <chart:domain table:cell-range-address="'Raw Data'.B2:'Raw Data'.B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longation</text:p>
                <draw:g>
                  <svg:desc>'Raw Data'.D1:'Raw Data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aw Data'.B2:'Raw Data'.B27</svg:desc>
                </draw:g>
              </table:table-cell>
              <table:table-cell office:value-type="float" office:value="220">
                <text:p>220</text:p>
                <draw:g>
                  <svg:desc>'Raw Data'.D2:'Raw Data'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">
                <text:p>6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">
                <text:p>7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">
                <text:p>81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9cm" svg:y="4.201cm" style:legend-expansion="high" chart:style-name="ch2"/>
        <chart:plot-area chart:style-name="ch3" table:cell-range-address="'Raw Data'.B1:'Raw Data'.B27 'Raw Data'.F1:'Raw Data'.F27" chart:data-source-has-labels="row" svg:x="0.32cm" svg:y="0.18cm" svg:width="11.589cm" svg:height="8.64cm">
          <chartooo:coordinate-region svg:x="1.127cm" svg:y="0.379cm" svg:width="10.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w Data'.F2:'Raw Data'.F27" chart:label-cell-address="'Raw Data'.F1:'Raw Data'.F1" chart:class="chart:scatter">
            <chart:domain table:cell-range-address="'Raw Data'.B2:'Raw Data'.B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dified Elongation</text:p>
                <draw:g>
                  <svg:desc>'Raw Data'.F1:'Raw Dat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aw Data'.B2:'Raw Data'.B27</svg:desc>
                </draw:g>
              </table:table-cell>
              <table:table-cell office:value-type="float" office:value="220">
                <text:p>220</text:p>
                <draw:g>
                  <svg:desc>'Raw Data'.F2:'Raw Data'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">
                <text:p>62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">
                <text:p>71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">
                <text:p>76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">
                <text:p>81</text:p>
              </table:table-cell>
              <table:table-cell office:value-type="float" office:value="1291">
                <text:p>12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